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9F000000283403C783C0DCC4A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3.306cm"/>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9.656cm" fo:min-width="16.964cm"/>
    </style:style>
    <style:style style:name="gr10" style:family="graphic" style:parent-style-name="standard">
      <style:graphic-properties draw:fill="solid" draw:fill-color="#eeeeee" draw:textarea-horizontal-align="justify" draw:textarea-vertical-align="top" draw:auto-grow-height="false" fo:min-height="6.735cm" fo:min-width="16.01cm"/>
    </style:style>
    <style:style style:name="gr11" style:family="graphic" style:parent-style-name="standard">
      <style:graphic-properties draw:fill="solid" draw:fill-color="#eeeeee" draw:textarea-horizontal-align="justify" draw:textarea-vertical-align="top" draw:auto-grow-height="false" fo:min-height="4.703cm" fo:min-width="16.01cm"/>
    </style:style>
    <style:style style:name="gr12" style:family="graphic" style:parent-style-name="standard">
      <style:graphic-properties draw:fill-color="#dddddd" draw:textarea-horizontal-align="justify" draw:textarea-vertical-align="top" draw:auto-grow-height="false" fo:min-height="2.925cm" fo:min-width="6.358cm" draw:shadow="visible" draw:shadow-opacity="50%"/>
    </style:style>
    <style:style style:name="gr13"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0.095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0" style:family="graphic" style:parent-style-name="standard">
      <style:graphic-properties draw:fill="none" draw:fill-color="#dddddd" draw:textarea-horizontal-align="justify" draw:textarea-vertical-align="top" draw:auto-grow-height="false" fo:min-height="4.068cm" fo:min-width="14.232cm" draw:shadow="hidden" draw:shadow-opacity="50%"/>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fo:min-height="0.637cm"/>
    </style:style>
    <style:style style:name="gr23"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Default_5f_2_5f_6">
      <style:graphic-properties draw:stroke="none" svg:stroke-color="#000000" draw:fill="none" draw:fill-color="#ffffff" draw:textarea-vertical-align="middle" fo:min-height="2.388cm"/>
    </style:style>
    <style:style style:name="gr25"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6"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27" style:family="graphic" style:parent-style-name="Default_5f_2">
      <style:graphic-properties draw:stroke="none" svg:stroke-color="#000000" draw:fill="none" draw:fill-color="#ffffff" fo:min-height="4.068cm"/>
    </style:style>
    <style:style style:name="gr28" style:family="graphic" style:parent-style-name="Default_5f_2">
      <style:graphic-properties draw:stroke="none" svg:stroke-color="#000000" draw:fill="none" draw:fill-color="#ffffff" fo:min-height="0.766cm"/>
    </style:style>
    <style:style style:name="gr29"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0"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1"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2"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3"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5"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6" style:family="graphic" style:parent-style-name="Default_5f_2">
      <style:graphic-properties draw:stroke="none" svg:stroke-color="#000000" draw:fill="none" draw:fill-color="#ffffff" draw:textarea-vertical-align="middle" fo:min-height="2.388cm"/>
    </style:style>
    <style:style style:name="gr37"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38"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39" style:family="graphic" style:parent-style-name="standard">
      <style:graphic-properties draw:stroke="none" svg:stroke-color="#000000" draw:fill="none" draw:fill-color="#ffffff" fo:min-height="4.068cm"/>
    </style:style>
    <style:style style:name="gr40" style:family="graphic" style:parent-style-name="standard">
      <style:graphic-properties draw:stroke="none" svg:stroke-color="#000000" draw:fill="none" draw:fill-color="#ffffff" fo:min-height="0.766cm"/>
    </style:style>
    <style:style style:name="gr41"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42"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3"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44"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45"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50" style:family="graphic" style:parent-style-name="objectwithoutfill">
      <style:graphic-properties draw:fill="none" draw:fill-color="#729fcf" draw:textarea-vertical-align="middle"/>
    </style:style>
    <style:style style:name="gr51"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53"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54" style:family="graphic" style:parent-style-name="standard">
      <style:graphic-properties draw:fill-color="#dddddd" draw:textarea-horizontal-align="justify" draw:textarea-vertical-align="top" draw:auto-grow-height="false" fo:min-height="5.338cm" fo:min-width="2.421cm" draw:shadow="visible" draw:shadow-opacity="50%"/>
    </style:style>
    <style:style style:name="gr55" style:family="graphic" style:parent-style-name="Default_5f_2_5f_5">
      <style:graphic-properties draw:stroke="none" svg:stroke-color="#000000" draw:fill="none" draw:fill-color="#ffffff" draw:textarea-vertical-align="middle" fo:min-height="2.388cm"/>
    </style:style>
    <style:style style:name="gr56"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57" style:family="graphic" style:parent-style-name="Default_5f_5">
      <style:graphic-properties draw:fill="solid" draw:fill-color="#eeeeee" draw:textarea-horizontal-align="justify" draw:textarea-vertical-align="top" draw:auto-grow-height="false" fo:min-height="12.831cm" fo:min-width="16.01cm"/>
    </style:style>
    <style:style style:name="gr58" style:family="graphic" style:parent-style-name="Default_5f_5">
      <style:graphic-properties draw:stroke="none" svg:stroke-color="#000000" draw:fill="none" draw:fill-color="#ffffff" fo:min-height="4.068cm"/>
    </style:style>
    <style:style style:name="gr59" style:family="graphic" style:parent-style-name="Default_5f_5">
      <style:graphic-properties draw:stroke="none" svg:stroke-color="#000000" draw:fill="none" draw:fill-color="#ffffff" fo:min-height="0.766cm"/>
    </style:style>
    <style:style style:name="gr60"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61"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62"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63" style:family="graphic" style:parent-style-name="Default_5f_2_5f_5_5f_1">
      <style:graphic-properties draw:stroke="none" svg:stroke-color="#000000" draw:fill="none" draw:fill-color="#ffffff" draw:textarea-vertical-align="middle" fo:min-height="2.388cm"/>
    </style:style>
    <style:style style:name="gr64"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65" style:family="graphic" style:parent-style-name="Default_5f_5_5f_1">
      <style:graphic-properties draw:fill="solid" draw:fill-color="#eeeeee" draw:textarea-horizontal-align="justify" draw:textarea-vertical-align="top" draw:auto-grow-height="false" fo:min-height="12.831cm" fo:min-width="16.01cm"/>
    </style:style>
    <style:style style:name="gr66" style:family="graphic" style:parent-style-name="Default_5f_5_5f_1">
      <style:graphic-properties draw:stroke="none" svg:stroke-color="#000000" draw:fill="none" draw:fill-color="#ffffff" fo:min-height="4.068cm"/>
    </style:style>
    <style:style style:name="gr67" style:family="graphic" style:parent-style-name="Default_5f_5_5f_1">
      <style:graphic-properties draw:stroke="none" svg:stroke-color="#000000" draw:fill="none" draw:fill-color="#ffffff" fo:min-height="0.766cm"/>
    </style:style>
    <style:style style:name="gr68" style:family="graphic" style:parent-style-name="standard">
      <style:graphic-properties draw:fill-color="#dddddd" draw:textarea-horizontal-align="justify" draw:textarea-vertical-align="top" draw:auto-grow-height="false" fo:min-height="3.306cm" fo:min-width="7.247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2.956cm" draw:shadow="visible" draw:shadow-opacity="50%"/>
    </style:style>
    <style:style style:name="gr71" style:family="graphic" style:parent-style-name="Default_5f_2_5f_7">
      <style:graphic-properties draw:fill="none" draw:fill-color="#dddddd" draw:textarea-horizontal-align="justify" draw:textarea-vertical-align="top" draw:auto-grow-height="false" fo:min-height="3.306cm" fo:min-width="6.866cm" draw:shadow="hidden" draw:shadow-opacity="50%"/>
    </style:style>
    <style:style style:name="gr72" style:family="graphic" style:parent-style-name="Default_5f_2_5f_5_5f_1_5f_1">
      <style:graphic-properties draw:stroke="none" svg:stroke-color="#000000" draw:fill="none" draw:fill-color="#ffffff" draw:textarea-vertical-align="middle" fo:min-height="2.388cm"/>
    </style:style>
    <style:style style:name="gr73"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74" style:family="graphic" style:parent-style-name="Default_5f_5_5f_1_5f_1">
      <style:graphic-properties draw:fill="solid" draw:fill-color="#eeeeee" draw:textarea-horizontal-align="justify" draw:textarea-vertical-align="top" draw:auto-grow-height="false" fo:min-height="12.831cm" fo:min-width="16.01cm"/>
    </style:style>
    <style:style style:name="gr75" style:family="graphic" style:parent-style-name="Default_5f_5_5f_1_5f_1">
      <style:graphic-properties draw:stroke="none" svg:stroke-color="#000000" draw:fill="none" draw:fill-color="#ffffff" fo:min-height="4.068cm"/>
    </style:style>
    <style:style style:name="gr76" style:family="graphic" style:parent-style-name="Default_5f_5_5f_1_5f_1">
      <style:graphic-properties draw:stroke="none" svg:stroke-color="#000000" draw:fill="none" draw:fill-color="#ffffff" fo:min-height="0.766cm"/>
    </style:style>
    <style:style style:name="gr77"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78"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79"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0"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1" style:family="graphic" style:parent-style-name="Default_5f_2_5f_5_5f_1_5f_1_5f_2">
      <style:graphic-properties draw:stroke="none" svg:stroke-color="#000000" draw:fill="none" draw:fill-color="#ffffff" draw:textarea-vertical-align="middle" fo:min-height="2.388cm"/>
    </style:style>
    <style:style style:name="gr82"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83"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84" style:family="graphic" style:parent-style-name="Default_5f_5_5f_1_5f_1_5f_2">
      <style:graphic-properties draw:stroke="none" svg:stroke-color="#000000" draw:fill="none" draw:fill-color="#ffffff" fo:min-height="4.068cm"/>
    </style:style>
    <style:style style:name="gr85" style:family="graphic" style:parent-style-name="Default_5f_5_5f_1_5f_1_5f_2">
      <style:graphic-properties draw:stroke="none" svg:stroke-color="#000000" draw:fill="none" draw:fill-color="#ffffff" fo:min-height="0.766cm"/>
    </style:style>
    <style:style style:name="gr86"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87" style:family="graphic" style:parent-style-name="Default_5f_2_5f_5_5f_1_5f_1_5f_1">
      <style:graphic-properties draw:stroke="none" svg:stroke-color="#000000" draw:fill="none" draw:fill-color="#ffffff" draw:textarea-vertical-align="middle" fo:min-height="2.388cm"/>
    </style:style>
    <style:style style:name="gr88"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89"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90" style:family="graphic" style:parent-style-name="Default_5f_5_5f_1_5f_1_5f_1">
      <style:graphic-properties draw:stroke="none" svg:stroke-color="#000000" draw:fill="none" draw:fill-color="#ffffff" fo:min-height="4.068cm"/>
    </style:style>
    <style:style style:name="gr91" style:family="graphic" style:parent-style-name="Default_5f_5_5f_1_5f_1_5f_1">
      <style:graphic-properties draw:stroke="none" svg:stroke-color="#000000" draw:fill="none" draw:fill-color="#ffffff" fo:min-height="0.766cm"/>
    </style:style>
    <style:style style:name="gr92" style:family="graphic" style:parent-style-name="Default_5f_2_5f_7_5f_1">
      <style:graphic-properties draw:fill="none" draw:fill-color="#dddddd" draw:textarea-horizontal-align="justify" draw:textarea-vertical-align="top" draw:auto-grow-height="false" fo:min-height="5.338cm" fo:min-width="2.489cm" draw:shadow="hidden" draw:shadow-opacity="50%"/>
    </style:style>
    <style:style style:name="gr93" style:family="graphic" style:parent-style-name="Default_5f_2_5f_7_5f_1">
      <style:graphic-properties draw:fill-color="#dddddd" draw:textarea-horizontal-align="justify" draw:textarea-vertical-align="middle" draw:auto-grow-height="false" fo:min-height="0.639cm" fo:min-width="1.759cm" draw:shadow="visible" draw:shadow-opacity="50%"/>
    </style:style>
    <style:style style:name="gr94" style:family="graphic" style:parent-style-name="Default_5f_2_5f_7_5f_1">
      <style:graphic-properties draw:fill-color="#dddddd" draw:textarea-horizontal-align="justify" draw:textarea-vertical-align="middle" draw:auto-grow-height="false" fo:min-height="0.639cm" fo:min-width="1.759cm" draw:shadow="visible" draw:shadow-opacity="50%"/>
    </style:style>
    <style:style style:name="gr95" style:family="graphic" style:parent-style-name="standard">
      <style:graphic-properties draw:fill-color="#dddddd" draw:textarea-horizontal-align="justify" draw:textarea-vertical-align="top" draw:auto-grow-height="false" fo:min-height="2.925cm" fo:min-width="11.311cm" draw:shadow="visible" draw:shadow-opacity="50%"/>
    </style:style>
    <style:style style:name="gr96" style:family="graphic" style:parent-style-name="standard">
      <style:graphic-properties draw:fill="none" draw:fill-color="#dddddd" draw:textarea-horizontal-align="justify" draw:textarea-vertical-align="top" draw:auto-grow-height="false" fo:min-height="1.655cm" fo:min-width="2.421cm" draw:shadow="hidden" draw:shadow-opacity="50%"/>
    </style:style>
    <style:style style:name="gr97" style:family="graphic" style:parent-style-name="standard">
      <style:graphic-properties draw:fill="none" draw:fill-color="#dddddd" draw:textarea-horizontal-align="justify" draw:textarea-vertical-align="top" draw:auto-grow-height="false" fo:min-height="1.655cm" fo:min-width="5.342cm" draw:shadow="hidden" draw:shadow-opacity="50%"/>
    </style:style>
    <style:style style:name="gr98" style:family="graphic" style:parent-style-name="standard">
      <style:graphic-properties draw:fill-color="#dddddd" draw:textarea-horizontal-align="justify" draw:textarea-vertical-align="top" draw:auto-grow-height="false" fo:min-height="4.703cm" fo:min-width="11.311cm" draw:shadow="visible" draw:shadow-opacity="50%"/>
    </style:style>
    <style:style style:name="gr99" style:family="graphic" style:parent-style-name="standard">
      <style:graphic-properties draw:fill="none" draw:fill-color="#dddddd" draw:textarea-horizontal-align="justify" draw:textarea-vertical-align="top" draw:auto-grow-height="false" fo:min-height="2.798cm" fo:min-width="7.374cm" draw:shadow="hidden" draw:shadow-opacity="50%"/>
    </style:style>
    <style:style style:name="gr100" style:family="graphic" style:parent-style-name="standard">
      <style:graphic-properties draw:fill-color="#dddddd" draw:textarea-horizontal-align="justify" draw:textarea-vertical-align="top" draw:auto-grow-height="false" fo:min-height="3.837cm" fo:min-width="11.311cm" draw:shadow="visible" draw:shadow-opacity="50%"/>
    </style:style>
    <style:style style:name="gr101" style:family="graphic" style:parent-style-name="standard">
      <style:graphic-properties draw:fill="none" draw:fill-color="#dddddd" draw:textarea-horizontal-align="justify" draw:textarea-vertical-align="top" draw:auto-grow-height="false" fo:min-height="2.265cm" fo:min-width="2.421cm" draw:shadow="hidden" draw:shadow-opacity="50%"/>
    </style:style>
    <style:style style:name="gr102" style:family="graphic" style:parent-style-name="standard">
      <style:graphic-properties draw:fill="none" draw:fill-color="#dddddd" draw:textarea-horizontal-align="justify" draw:textarea-vertical-align="top" draw:auto-grow-height="false" fo:min-height="2.265cm" fo:min-width="7.374cm" draw:shadow="hidden" draw:shadow-opacity="50%"/>
    </style:style>
    <style:style style:name="gr103" style:family="graphic" style:parent-style-name="Default_5f_2_5f_7_5f_1">
      <style:graphic-properties draw:fill-color="#dddddd" draw:textarea-horizontal-align="justify" draw:textarea-vertical-align="middle" draw:auto-grow-height="false" fo:min-height="0.639cm" fo:min-width="2.04cm" draw:shadow="visible"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2.013cm" draw:shadow="visible" draw:shadow-opacity="50%"/>
    </style:style>
    <style:style style:name="gr105" style:family="graphic" style:parent-style-name="Default_5f_2_5f_5_5f_1_5f_1_5f_1_5f_1">
      <style:graphic-properties draw:stroke="none" svg:stroke-color="#000000" draw:fill="none" draw:fill-color="#ffffff" draw:textarea-vertical-align="middle" fo:min-height="2.388cm"/>
    </style:style>
    <style:style style:name="gr106"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07"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08" style:family="graphic" style:parent-style-name="Default_5f_5_5f_1_5f_1_5f_1_5f_1">
      <style:graphic-properties draw:stroke="none" svg:stroke-color="#000000" draw:fill="none" draw:fill-color="#ffffff" fo:min-height="4.068cm"/>
    </style:style>
    <style:style style:name="gr109" style:family="graphic" style:parent-style-name="Default_5f_5_5f_1_5f_1_5f_1_5f_1">
      <style:graphic-properties draw:stroke="none" svg:stroke-color="#000000" draw:fill="none" draw:fill-color="#ffffff" fo:min-height="0.766cm"/>
    </style:style>
    <style:style style:name="gr110" style:family="graphic" style:parent-style-name="standard">
      <style:graphic-properties draw:fill-color="#dddddd" draw:textarea-horizontal-align="justify" draw:textarea-vertical-align="top" draw:auto-grow-height="false" fo:min-height="2.925cm" fo:min-width="13.978cm" draw:shadow="visible" draw:shadow-opacity="50%"/>
    </style:style>
    <style:style style:name="gr111" style:family="graphic" style:parent-style-name="standard">
      <style:graphic-properties draw:fill="none" draw:fill-color="#dddddd" draw:textarea-horizontal-align="justify" draw:textarea-vertical-align="top" draw:auto-grow-height="false" fo:min-height="1.655cm" fo:min-width="3.081cm" draw:shadow="hidden" draw:shadow-opacity="50%"/>
    </style:style>
    <style:style style:name="gr112" style:family="graphic" style:parent-style-name="standard">
      <style:graphic-properties draw:fill="none" draw:fill-color="#dddddd" draw:textarea-horizontal-align="justify" draw:textarea-vertical-align="top" draw:auto-grow-height="false" fo:min-height="1.655cm" fo:min-width="6.661cm" draw:shadow="hidden" draw:shadow-opacity="50%"/>
    </style:style>
    <style:style style:name="gr113"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4"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15"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16" style:family="graphic" style:parent-style-name="standard">
      <style:graphic-properties draw:fill-color="#dddddd" draw:textarea-horizontal-align="justify" draw:textarea-vertical-align="top" draw:auto-grow-height="false" fo:min-height="3.837cm" fo:min-width="13.978cm" draw:shadow="visible" draw:shadow-opacity="50%"/>
    </style:style>
    <style:style style:name="gr117" style:family="graphic" style:parent-style-name="standard">
      <style:graphic-properties draw:fill="none" draw:fill-color="#dddddd" draw:textarea-horizontal-align="justify" draw:textarea-vertical-align="top" draw:auto-grow-height="false" fo:min-height="2.265cm" fo:min-width="3.081cm" draw:shadow="hidden" draw:shadow-opacity="50%"/>
    </style:style>
    <style:style style:name="gr118" style:family="graphic" style:parent-style-name="standard">
      <style:graphic-properties draw:fill="none" draw:fill-color="#dddddd" draw:textarea-horizontal-align="justify" draw:textarea-vertical-align="top" draw:auto-grow-height="false" fo:min-height="2.265cm" fo:min-width="9.152cm" draw:shadow="hidden" draw:shadow-opacity="50%"/>
    </style:style>
    <style:style style:name="gr119"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0" style:family="graphic" style:parent-style-name="Default_5f_1_5f_2">
      <style:graphic-properties draw:stroke="none" svg:stroke-color="#000000" draw:fill="none" draw:fill-color="#ffffff" fo:min-height="3.306cm"/>
    </style:style>
    <style:style style:name="gr121"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style:paragraph-properties fo:text-align="center"/>
      <style:text-properties fo:font-size="18pt"/>
    </style:style>
    <style:style style:name="P7" style:family="paragraph">
      <loext:graphic-properties draw:fill="none" draw:fill-color="#ffffff"/>
      <style:paragraph-properties fo:text-align="center"/>
      <style:text-properties fo:font-size="18pt"/>
    </style:style>
    <style:style style:name="P8" style:family="paragraph">
      <loext:graphic-properties draw:fill="solid" draw:fill-color="#729fcf"/>
      <style:paragraph-properties fo:text-align="center"/>
      <style:text-properties fo:font-size="12pt" style:font-size-asian="12pt" style:font-size-complex="12pt"/>
    </style:style>
    <style:style style:name="P9" style:family="paragraph">
      <style:paragraph-properties fo:text-align="start"/>
    </style:style>
    <style:style style:name="P10" style:family="paragraph">
      <loext:graphic-properties draw:fill="solid" draw:fill-color="#eeeeee"/>
      <style:paragraph-properties fo:text-align="start"/>
      <style:text-properties fo:font-size="12pt" style:font-size-asian="12pt" style:font-size-complex="12pt"/>
    </style:style>
    <style:style style:name="P11" style:family="paragraph">
      <loext:graphic-properties draw:fill-color="#dddddd"/>
      <style:paragraph-properties fo:text-align="start"/>
      <style:text-properties fo:font-size="12pt" style:font-size-asian="12pt" style:font-size-complex="12pt"/>
    </style:style>
    <style:style style:name="P12" style:family="paragraph">
      <loext:graphic-properties draw:fill-color="#dddddd"/>
      <style:paragraph-properties fo:text-align="center"/>
      <style:text-properties fo:font-size="12pt" style:font-size-asian="12pt" style:font-size-complex="12pt"/>
    </style:style>
    <style:style style:name="P13" style:family="paragraph">
      <loext:graphic-properties draw:fill-color="#dddddd"/>
      <style:paragraph-properties fo:text-align="center"/>
      <style:text-properties fo:font-size="8pt" style:font-size-asian="8pt" style:font-size-complex="8pt"/>
    </style:style>
    <style:style style:name="P14" style:family="paragraph">
      <loext:graphic-properties draw:fill="none" draw:fill-color="#dddddd"/>
      <style:paragraph-properties fo:text-align="start"/>
      <style:text-properties fo:font-size="12pt" style:font-size-asian="12pt" style:font-size-complex="12pt"/>
    </style:style>
    <style:style style:name="P15" style:family="paragraph">
      <loext:graphic-properties draw:fill="none" draw:fill-color="#ffffff"/>
      <style:paragraph-properties fo:text-align="center"/>
      <style:text-properties fo:font-size="8pt" style:font-size-asian="8pt" style:font-size-complex="8pt"/>
    </style:style>
    <style:style style:name="P16" style:family="paragraph">
      <loext:graphic-properties draw:fill="solid" draw:fill-color="#eeeeee"/>
      <style:paragraph-properties fo:text-align="center"/>
      <style:text-properties fo:font-size="12pt" style:font-size-asian="12pt" style:font-size-complex="12pt"/>
    </style:style>
    <style:style style:name="P17" style:family="paragraph">
      <loext:graphic-properties draw:fill="none" draw:fill-color="#ffffff"/>
      <style:text-properties fo:font-size="18pt"/>
    </style:style>
    <style:style style:name="P18" style:family="paragraph">
      <loext:graphic-properties draw:fill="none" draw:fill-color="#ffffff"/>
      <style:text-properties fo:font-size="18pt" fo:font-weight="bold" style:font-weight-asian="bold" style:font-weight-complex="bold"/>
    </style:style>
    <style:style style:name="P19" style:family="paragraph">
      <loext:graphic-properties draw:fill-color="#dddddd"/>
      <style:paragraph-properties fo:text-align="start"/>
      <style:text-properties fo:font-size="8pt" style:font-size-asian="8pt" style:font-size-complex="8pt"/>
    </style:style>
    <style:style style:name="P20" style:family="paragraph">
      <loext:graphic-properties draw:fill="none" draw:fill-color="#ffffff"/>
      <style:text-properties fo:font-weight="bold" style:font-weight-asian="bold" style:font-weight-complex="bold"/>
    </style:style>
    <style:style style:name="P21"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style:paragraph-properties fo:margin-left="0cm" fo:margin-right="0cm" fo:margin-top="0cm" fo:margin-bottom="0cm" fo:line-height="100%" fo:text-indent="0cm">
        <style:tab-stops/>
      </style:paragraph-properties>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fo:font-size="18pt" fo:font-weight="normal" style:font-weight-asian="normal" style:font-weight-complex="normal"/>
    </style:style>
    <style:style style:name="T10" style:family="text">
      <style:text-properties fo:font-size="18pt"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8pt" fo:font-weight="bold" style:font-size-asian="8pt" style:font-weight-asian="bold" style:font-size-complex="8pt" style:font-weight-complex="bold"/>
    </style:style>
    <style:style style:name="T14" style:family="text">
      <style:text-properties fo:font-size="8pt" fo:font-weight="normal" style:font-size-asian="8pt" style:font-weight-asian="normal" style:font-size-complex="8pt" style:font-weight-complex="normal"/>
    </style:style>
    <style:style style:name="T15" style:family="text">
      <style:text-properties fo:font-size="18pt"/>
    </style:style>
    <style:style style:name="T16"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228cm" svg:height="1.057cm" svg:x="8.965cm" svg:y="25.345cm">
          <draw:image xlink:href="Pictures/100000000000009F000000283403C783C0DCC4A4.jpg" xlink:type="simple" xlink:show="embed" xlink:actuate="onLoad">
            <text:p/>
          </draw:image>
        </draw:frame>
        <draw:frame draw:style-name="gr2" draw:text-style-name="P3" draw:layer="layout" svg:width="19.59cm" svg:height="3.556cm" svg:x="1cm" svg:y="12.684cm">
          <draw:text-box>
            <text:p text:style-name="P2"><text:span text:style-name="T1">NOOXY </text:span><text:span text:style-name="T1">Service </text:span><text:span text:style-name="T1">Frame</text:span><text:span text:style-name="T1">work</text:span></text:p>
            <text:p text:style-name="P2">Started by Yves Chen, 10, Mar, 2018</text:p>
          </draw:text-box>
        </draw:frame>
      </draw:page>
      <draw:page draw:name="page2" draw:style-name="dp1" draw:master-page-name="Default">
        <draw:frame draw:style-name="gr3" draw:text-style-name="P4" draw:layer="layout" svg:width="19.59cm" svg:height="2.638cm" svg:x="1cm" svg:y="1.029cm">
          <draw:text-box>
            <text:p text:style-name="P2"><text:span text:style-name="T1">Docum</text:span><text:span text:style-name="T1">ent </text:span><text:span text:style-name="T1">Overvi</text:span><text:span text:style-name="T1">ew</text:span></text:p>
          </draw:text-box>
        </draw:frame>
        <draw:frame draw:style-name="gr4" draw:text-style-name="P5" draw:layer="layout" svg:width="19.59cm" svg:height="23.146cm" svg:x="1cm" svg:y="3.794cm">
          <draw:text-box>
            <text:p>1. Orientation</text:p>
            <text:p>2. Architecture</text:p>
            <text:p>3. serverside modure</text:p>
            <text:p>4. clientside modure</text:p>
            <text:p>5. Service, ServiceSocket and API</text:p>
            <text:p>6. Activities and ActivitySocket(Client socket)</text:p>
            <text:p/>
          </draw:text-box>
        </draw:frame>
      </draw:page>
      <draw:page draw:name="page3" draw:style-name="dp1" draw:master-page-name="Default">
        <draw:frame draw:style-name="gr5" draw:text-style-name="P1" draw:layer="layout" svg:width="4.228cm" svg:height="1.057cm" svg:x="8.965cm" svg:y="25.345cm">
          <draw:image xlink:href="Pictures/100000000000009F000000283403C783C0DCC4A4.jpg" xlink:type="simple" xlink:show="embed" xlink:actuate="onLoad">
            <text:p/>
          </draw:image>
        </draw:frame>
        <draw:frame draw:style-name="gr6" draw:text-style-name="P7" draw:layer="layout" svg:width="19.59cm" svg:height="3.556cm" svg:x="1cm" svg:y="12.684cm">
          <draw:text-box>
            <text:p text:style-name="P6"><text:span text:style-name="T1">Orienta</text:span><text:span text:style-name="T1">tion</text:span></text:p>
          </draw:text-box>
        </draw:frame>
      </draw:page>
      <draw:page draw:name="page4" draw:style-name="dp1" draw:master-page-name="Default">
        <draw:frame draw:style-name="gr3" draw:text-style-name="P4" draw:layer="layout" svg:width="19.59cm" svg:height="2.638cm" svg:x="1cm" svg:y="1.029cm">
          <draw:text-box>
            <text:p text:style-name="P2"><text:span text:style-name="T1">NOOXY </text:span><text:span text:style-name="T1">Service </text:span><text:span text:style-name="T1">Frame</text:span><text:span text:style-name="T1">work </text:span><text:span text:style-name="T1">Orienta</text:span><text:span text:style-name="T1">tion</text:span></text:p>
          </draw:text-box>
        </draw:frame>
        <draw:frame draw:style-name="gr4" draw:text-style-name="P5" draw:layer="layout" svg:width="19.59cm" svg:height="23.146cm" svg:x="1cm" svg:y="3.794cm">
          <draw:text-box>
            <text:p>1. User Orientation</text:p>
            <text:p>2. Server client structure</text:p>
            <text:p>3. Authoriation system</text:p>
            <text:p>4. Modurable(base on service)</text:p>
            <text:p>5. lightweight</text:p>
            <text:p>6. “Everything based on service” sturcture</text:p>
          </draw:text-box>
        </draw:frame>
      </draw:page>
      <draw:page draw:name="page5" draw:style-name="dp1" draw:master-page-name="Default">
        <draw:frame draw:style-name="gr7" draw:text-style-name="P1" draw:layer="layout" svg:width="4.228cm" svg:height="1.057cm" svg:x="8.965cm" svg:y="25.345cm">
          <draw:image xlink:href="Pictures/100000000000009F000000283403C783C0DCC4A4.jpg" xlink:type="simple" xlink:show="embed" xlink:actuate="onLoad">
            <text:p/>
          </draw:image>
        </draw:frame>
        <draw:frame draw:style-name="gr8" draw:text-style-name="P7" draw:layer="layout" svg:width="19.59cm" svg:height="3.556cm" svg:x="1cm" svg:y="12.684cm">
          <draw:text-box>
            <text:p text:style-name="P2"><text:span text:style-name="T1">Archite</text:span><text:span text:style-name="T1">cture</text:span></text:p>
          </draw:text-box>
        </draw:frame>
      </draw:page>
      <draw:page draw:name="page6" draw:style-name="dp1" draw:master-page-name="Default">
        <draw:custom-shape draw:style-name="gr9" draw:text-style-name="P8" draw:layer="layout" svg:width="17.464cm" svg:height="9.906cm" svg:x="2.016cm" svg:y="4.175cm">
          <text:p text:style-name="P2"><text:span text:style-name="T2">NOOXY Service Dea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2"><text:span text:style-name="T1">NOOXY </text:span><text:span text:style-name="T1">Service </text:span><text:span text:style-name="T1">Frame</text:span><text:span text:style-name="T1">work </text:span><text:span text:style-name="T1">Archite</text:span><text:span text:style-name="T1">cture</text:span></text:p>
          </draw:text-box>
        </draw:frame>
        <draw:custom-shape draw:style-name="gr9" draw:text-style-name="P8" draw:layer="layout" svg:width="17.464cm" svg:height="9.906cm" svg:x="2.016cm" svg:y="15.605cm">
          <text:p text:style-name="P2"><text:span text:style-name="T2">NOOXY Service Client</text:span></text:p>
          <text:p text:style-name="P2"><text:span text:style-name="T2"/></text:p>
          <draw:enhanced-geometry svg:viewBox="0 0 21600 21600" draw:type="rectangle" draw:enhanced-path="M 0 0 L 21600 0 21600 21600 0 21600 0 0 Z N"/>
        </draw:custom-shape>
        <draw:custom-shape draw:style-name="gr10" draw:text-style-name="P10" draw:layer="layout" svg:width="16.51cm" svg:height="6.985cm" svg:x="2.524cm" svg:y="6.715cm">
          <text:p text:style-name="P9"><text:span text:style-name="T2">core</text:span></text:p>
          <draw:enhanced-geometry svg:viewBox="0 0 21600 21600" draw:type="rectangle" draw:enhanced-path="M 0 0 L 21600 0 21600 21600 0 21600 0 0 Z N"/>
        </draw:custom-shape>
        <draw:custom-shape draw:style-name="gr11" draw:text-style-name="P10" draw:layer="layout" svg:width="16.51cm" svg:height="4.953cm" svg:x="2.462cm" svg:y="20.177cm">
          <text:p text:style-name="P9"><text:span text:style-name="T2">core</text:span></text:p>
          <draw:enhanced-geometry svg:viewBox="0 0 21600 21600" draw:type="rectangle" draw:enhanced-path="M 0 0 L 21600 0 21600 21600 0 21600 0 0 Z N"/>
        </draw:custom-shape>
        <draw:custom-shape draw:style-name="gr12" draw:text-style-name="P11" draw:layer="layout" svg:width="6.858cm" svg:height="3.175cm" svg:x="3.667cm" svg:y="9.79cm">
          <text:p text:style-name="P9"><text:span text:style-name="T2">service </text:span></text:p>
          <draw:enhanced-geometry svg:viewBox="0 0 21600 21600" draw:type="rectangle" draw:enhanced-path="M 0 0 L 21600 0 21600 21600 0 21600 0 0 Z N"/>
        </draw:custom-shape>
        <draw:custom-shape draw:style-name="gr13" draw:text-style-name="P12" draw:layer="layout" svg:width="3.175cm" svg:height="0.889cm" svg:x="11.033cm" svg:y="9.79cm">
          <text:p text:style-name="P2"><text:span text:style-name="T2">Authoration</text:span></text:p>
          <draw:enhanced-geometry svg:viewBox="0 0 21600 21600" draw:type="rectangle" draw:enhanced-path="M 0 0 L 21600 0 21600 21600 0 21600 0 0 Z N"/>
        </draw:custom-shape>
        <draw:custom-shape draw:style-name="gr13" draw:text-style-name="P12" draw:layer="layout" svg:width="3.175cm" svg:height="0.889cm" svg:x="11.033cm" svg:y="10.933cm">
          <text:p text:style-name="P2"><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2" draw:layer="layout" svg:width="3.175cm" svg:height="0.889cm" svg:x="14.716cm" svg:y="10.933cm">
          <text:p text:style-name="P2"><text:span text:style-name="T2">Connection</text:span></text:p>
          <draw:enhanced-geometry svg:viewBox="0 0 21600 21600" draw:type="rectangle" draw:enhanced-path="M 0 0 L 21600 0 21600 21600 0 21600 0 0 Z N"/>
        </draw:custom-shape>
        <draw:custom-shape draw:style-name="gr13" draw:text-style-name="P12" draw:layer="layout" svg:width="3.175cm" svg:height="0.889cm" svg:x="14.716cm" svg:y="9.79cm">
          <text:p text:style-name="P2"><text:span text:style-name="T2">Method</text:span></text:p>
          <draw:enhanced-geometry svg:viewBox="0 0 21600 21600" draw:type="rectangle" draw:enhanced-path="M 0 0 L 21600 0 21600 21600 0 21600 0 0 Z N"/>
        </draw:custom-shape>
        <draw:custom-shape draw:style-name="gr14" draw:text-style-name="P12" xml:id="id1" draw:id="id1" draw:layer="layout" svg:width="14.224cm" svg:height="0.889cm" svg:x="3.667cm" svg:y="7.477cm">
          <text:p text:style-name="P2"><text:span text:style-name="T2">Service api, Service Socket</text:span></text:p>
          <draw:enhanced-geometry svg:viewBox="0 0 21600 21600" draw:type="rectangle" draw:enhanced-path="M 0 0 L 21600 0 21600 21600 0 21600 0 0 Z N"/>
        </draw:custom-shape>
        <draw:custom-shape draw:style-name="gr13" draw:text-style-name="P12" xml:id="id2" draw:id="id2" draw:layer="layout" svg:width="3.175cm" svg:height="0.889cm" svg:x="3.667cm" svg:y="5.318cm">
          <text:p text:style-name="P2"><text:span text:style-name="T2">Service A</text:span></text:p>
          <draw:enhanced-geometry svg:viewBox="0 0 21600 21600" draw:type="rectangle" draw:enhanced-path="M 0 0 L 21600 0 21600 21600 0 21600 0 0 Z N"/>
        </draw:custom-shape>
        <draw:custom-shape draw:style-name="gr13" draw:text-style-name="P12" xml:id="id3" draw:id="id3" draw:layer="layout" svg:width="3.175cm" svg:height="0.889cm" svg:x="7.35cm" svg:y="5.318cm">
          <text:p text:style-name="P2"><text:span text:style-name="T2">Service B</text:span></text:p>
          <draw:enhanced-geometry svg:viewBox="0 0 21600 21600" draw:type="rectangle" draw:enhanced-path="M 0 0 L 21600 0 21600 21600 0 21600 0 0 Z N"/>
        </draw:custom-shape>
        <draw:custom-shape draw:style-name="gr13" draw:text-style-name="P12" xml:id="id4" draw:id="id4" draw:layer="layout" svg:width="3.175cm" svg:height="0.889cm" svg:x="11.033cm" svg:y="5.318cm">
          <text:p text:style-name="P2"><text:span text:style-name="T2">Profile Service</text:span></text:p>
          <draw:enhanced-geometry svg:viewBox="0 0 21600 21600" draw:type="rectangle" draw:enhanced-path="M 0 0 L 21600 0 21600 21600 0 21600 0 0 Z N"/>
        </draw:custom-shape>
        <draw:custom-shape draw:style-name="gr13" draw:text-style-name="P12" xml:id="id5" draw:id="id5" draw:layer="layout" svg:width="3.175cm" svg:height="0.889cm" svg:x="14.716cm" svg:y="5.318cm">
          <text:p text:style-name="P2"><text:span text:style-name="T2">Shell Service</text:span></text:p>
          <draw:enhanced-geometry svg:viewBox="0 0 21600 21600" draw:type="rectangle" draw:enhanced-path="M 0 0 L 21600 0 21600 21600 0 21600 0 0 Z N"/>
        </draw:custom-shape>
        <draw:custom-shape draw:style-name="gr15" draw:text-style-name="P12" xml:id="id12" draw:id="id12" draw:layer="layout" svg:width="10.595cm" svg:height="0.889cm" svg:x="3.105cm" svg:y="21.023cm">
          <text:p text:style-name="P2"><text:span text:style-name="T2">Activity Socket</text:span></text:p>
          <draw:enhanced-geometry svg:viewBox="0 0 21600 21600" draw:type="rectangle" draw:enhanced-path="M 0 0 L 21600 0 21600 21600 0 21600 0 0 Z N"/>
        </draw:custom-shape>
        <draw:custom-shape draw:style-name="gr14" draw:text-style-name="P12" xml:id="id7" draw:id="id7" draw:layer="layout" svg:width="14.224cm" svg:height="0.889cm" svg:x="3.732cm" svg:y="16.367cm">
          <text:p text:style-name="P2"><text:span text:style-name="T2">Target interface</text:span></text:p>
          <draw:enhanced-geometry svg:viewBox="0 0 21600 21600" draw:type="rectangle" draw:enhanced-path="M 0 0 L 21600 0 21600 21600 0 21600 0 0 Z N"/>
        </draw:custom-shape>
        <draw:custom-shape draw:style-name="gr16" draw:text-style-name="P12" xml:id="id10" draw:id="id10" draw:layer="layout" svg:width="2.31cm" svg:height="0.889cm" svg:x="3.132cm" svg:y="18.664cm">
          <text:p text:style-name="P2"><text:span text:style-name="T2">Activity A</text:span></text:p>
          <draw:enhanced-geometry svg:viewBox="0 0 21600 21600" draw:type="rectangle" draw:enhanced-path="M 0 0 L 21600 0 21600 21600 0 21600 0 0 Z N"/>
        </draw:custom-shape>
        <draw:custom-shape draw:style-name="gr17" draw:text-style-name="P12" xml:id="id11" draw:id="id11" draw:layer="layout" svg:width="4.064cm" svg:height="0.889cm" svg:x="14.208cm" svg:y="21.023cm">
          <text:p text:style-name="P2"><text:span text:style-name="T2">Implmnt callback</text:span></text:p>
          <draw:enhanced-geometry svg:viewBox="0 0 21600 21600" draw:type="rectangle" draw:enhanced-path="M 0 0 L 21600 0 21600 21600 0 21600 0 0 Z N"/>
        </draw:custom-shape>
        <draw:custom-shape draw:style-name="gr18" draw:text-style-name="P13" draw:layer="layout" svg:width="2.259cm" svg:height="0.889cm" svg:x="3.948cm" svg:y="10.552cm">
          <text:p text:style-name="P2"><text:span text:style-name="T3">Cross service </text:span></text:p>
          <text:p text:style-name="P2"><text:span text:style-name="T3">communication</text:span></text:p>
          <draw:enhanced-geometry svg:viewBox="0 0 21600 21600" draw:mirror-horizontal="false" draw:mirror-vertical="false" draw:type="rectangle" draw:enhanced-path="M 0 0 L 21600 0 21600 21600 0 21600 0 0 Z N"/>
        </draw:custom-shape>
        <draw:custom-shape draw:style-name="gr19" draw:text-style-name="P13" draw:layer="layout" svg:width="2.286cm" svg:height="0.889cm" svg:x="3.921cm" svg:y="11.769cm">
          <text:p text:style-name="P2"><text:span text:style-name="T3">Service socket</text:span></text:p>
          <draw:enhanced-geometry svg:viewBox="0 0 21600 21600" draw:mirror-horizontal="false" draw:mirror-vertical="false" draw:type="rectangle" draw:enhanced-path="M 0 0 L 21600 0 21600 21600 0 21600 0 0 Z N"/>
        </draw:custom-shape>
        <draw:custom-shape draw:style-name="gr16" draw:text-style-name="P12" xml:id="id9" draw:id="id9" draw:layer="layout" svg:width="2.31cm" svg:height="0.889cm" svg:x="5.812cm" svg:y="18.664cm">
          <text:p text:style-name="P2"><text:span text:style-name="T2">Activity B</text:span></text:p>
          <draw:enhanced-geometry svg:viewBox="0 0 21600 21600" draw:type="rectangle" draw:enhanced-path="M 0 0 L 21600 0 21600 21600 0 21600 0 0 Z N"/>
        </draw:custom-shape>
        <draw:custom-shape draw:style-name="gr16" draw:text-style-name="P12" xml:id="id8" draw:id="id8" draw:layer="layout" svg:width="2.31cm" svg:height="0.889cm" svg:x="8.491cm" svg:y="18.664cm">
          <text:p text:style-name="P2"><text:span text:style-name="T2">Profile</text:span></text:p>
          <draw:enhanced-geometry svg:viewBox="0 0 21600 21600" draw:type="rectangle" draw:enhanced-path="M 0 0 L 21600 0 21600 21600 0 21600 0 0 Z N"/>
        </draw:custom-shape>
        <draw:custom-shape draw:style-name="gr13" draw:text-style-name="P12" draw:layer="layout" svg:width="3.175cm" svg:height="0.889cm" svg:x="3.105cm" svg:y="22.293cm">
          <text:p text:style-name="P2"><text:span text:style-name="T2">Connection</text:span></text:p>
          <draw:enhanced-geometry svg:viewBox="0 0 21600 21600" draw:type="rectangle" draw:enhanced-path="M 0 0 L 21600 0 21600 21600 0 21600 0 0 Z N"/>
        </draw:custom-shape>
        <draw:custom-shape draw:style-name="gr13" draw:text-style-name="P12" draw:layer="layout" svg:width="3.175cm" svg:height="0.889cm" svg:x="10.571cm" svg:y="22.293cm">
          <text:p text:style-name="P2"><text:span text:style-name="T2">Method</text:span></text:p>
          <draw:enhanced-geometry svg:viewBox="0 0 21600 21600" draw:type="rectangle" draw:enhanced-path="M 0 0 L 21600 0 21600 21600 0 21600 0 0 Z N"/>
        </draw:custom-shape>
        <draw:custom-shape draw:style-name="gr13" draw:text-style-name="P12" draw:layer="layout" svg:width="3.175cm" svg:height="0.889cm" svg:x="14.254cm" svg:y="22.293cm">
          <text:p text:style-name="P2"><text:span text:style-name="T2">Authoration</text:span></text:p>
          <text:p text:style-name="P2"><text:span text:style-name="T3">(Client identification)</text:span></text:p>
          <draw:enhanced-geometry svg:viewBox="0 0 21600 21600" draw:type="rectangle" draw:enhanced-path="M 0 0 L 21600 0 21600 21600 0 21600 0 0 Z N"/>
        </draw:custom-shape>
        <draw:custom-shape draw:style-name="gr13" draw:text-style-name="P12" draw:layer="layout" svg:width="3.175cm" svg:height="0.889cm" svg:x="11.033cm" svg:y="12.076cm">
          <text:p text:style-name="P2"><text:span text:style-name="T2">Crypto</text:span></text:p>
          <draw:enhanced-geometry svg:viewBox="0 0 21600 21600" draw:mirror-horizontal="false" draw:mirror-vertical="false" draw:type="rectangle" draw:enhanced-path="M 0 0 L 21600 0 21600 21600 0 21600 0 0 Z N"/>
        </draw:custom-shape>
        <draw:custom-shape draw:style-name="gr13" draw:text-style-name="P12" draw:layer="layout" svg:width="3.175cm" svg:height="0.889cm" svg:x="14.716cm" svg:y="12.076cm">
          <text:p text:style-name="P2"><text:span text:style-name="T2">-</text:span></text:p>
          <draw:enhanced-geometry svg:viewBox="0 0 21600 21600" draw:type="rectangle" draw:enhanced-path="M 0 0 L 21600 0 21600 21600 0 21600 0 0 Z N"/>
        </draw:custom-shape>
        <draw:custom-shape draw:style-name="gr13" draw:text-style-name="P12" draw:layer="layout" svg:width="3.175cm" svg:height="0.889cm" svg:x="6.788cm" svg:y="22.293cm">
          <text:p text:style-name="P2"><text:span text:style-name="T2">Crypto</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6.488cm" svg:y="10.552cm">
          <text:p text:style-name="P2"><text:span text:style-name="T3">Cross service</text:span></text:p>
          <text:p text:style-name="P2"><text:span text:style-name="T3">network </text:span></text:p>
          <draw:enhanced-geometry svg:viewBox="0 0 21600 21600" draw:mirror-horizontal="false" draw:mirror-vertical="false" draw:type="rectangle" draw:enhanced-path="M 0 0 L 21600 0 21600 21600 0 21600 0 0 Z N"/>
        </draw:custom-shape>
        <draw:custom-shape draw:style-name="gr19" draw:text-style-name="P13" draw:layer="layout" svg:width="2.286cm" svg:height="0.889cm" svg:x="6.461cm" svg:y="11.769cm">
          <text:p text:style-name="P2"><text:span text:style-name="T3">Service previlege</text:span></text:p>
          <text:p text:style-name="P2"><text:span text:style-name="T3">system</text:span></text:p>
          <draw:enhanced-geometry svg:viewBox="0 0 21600 21600" draw:mirror-horizontal="false" draw:mirror-vertical="false" draw:type="rectangle" draw:enhanced-path="M 0 0 L 21600 0 21600 21600 0 21600 0 0 Z N"/>
        </draw:custom-shape>
        <draw:custom-shape draw:style-name="gr20" draw:text-style-name="P14" draw:layer="layout" svg:width="14.732cm" svg:height="4.318cm" svg:x="3.413cm" svg:y="9.001cm">
          <text:p text:style-name="P9"><text:span text:style-name="T2">Libraries</text:span></text:p>
          <draw:enhanced-geometry svg:viewBox="0 0 21600 21600" draw:mirror-horizontal="false" draw:mirror-vertical="false" draw:type="rectangle" draw:enhanced-path="M 0 0 L 21600 0 21600 21600 0 21600 0 0 Z N"/>
        </draw:custom-shape>
        <draw:connector draw:style-name="gr21" draw:text-style-name="P1" draw:layer="layout" draw:type="curve" svg:x1="10.779cm" svg:y1="7.477cm" svg:x2="5.254cm" svg:y2="6.207cm" draw:start-shape="id1" draw:start-glue-point="0" draw:end-shape="id2" svg:d="M10779 7477c0-801-5525-166-5525-1270" svg:viewBox="0 0 5526 1271">
          <text:p/>
        </draw:connector>
        <draw:connector draw:style-name="gr21" draw:text-style-name="P1" draw:layer="layout" draw:type="curve" svg:x1="10.779cm" svg:y1="7.477cm" svg:x2="8.937cm" svg:y2="6.207cm" draw:start-shape="id1" draw:start-glue-point="0" draw:end-shape="id3" draw:end-glue-point="2" svg:d="M10779 7477c0-801-1842-166-1842-1270" svg:viewBox="0 0 1843 1271">
          <text:p/>
        </draw:connector>
        <draw:connector draw:style-name="gr21" draw:text-style-name="P1" draw:layer="layout" draw:type="curve" svg:x1="10.779cm" svg:y1="7.477cm" svg:x2="12.62cm" svg:y2="6.207cm" draw:start-shape="id1" draw:start-glue-point="0" draw:end-shape="id4" draw:end-glue-point="2" svg:d="M10779 7477c0-801 1841-166 1841-1270" svg:viewBox="0 0 1842 1271">
          <text:p/>
        </draw:connector>
        <draw:connector draw:style-name="gr21" draw:text-style-name="P1" draw:layer="layout" draw:type="curve" svg:x1="10.779cm" svg:y1="7.477cm" svg:x2="16.303cm" svg:y2="6.207cm" draw:start-shape="id1" draw:start-glue-point="0" draw:end-shape="id5" draw:end-glue-point="2" svg:d="M10779 7477c0-801 5524-166 5524-1270" svg:viewBox="0 0 5525 1271">
          <text:p/>
        </draw:connector>
        <draw:custom-shape draw:style-name="gr16" draw:text-style-name="P12" xml:id="id6" draw:id="id6" draw:layer="layout" svg:width="2.31cm" svg:height="0.889cm" svg:x="11.298cm" svg:y="18.664cm">
          <text:p text:style-name="P2"><text:span text:style-name="T2">Shell</text:span></text:p>
          <draw:enhanced-geometry svg:viewBox="0 0 21600 21600" draw:type="rectangle" draw:enhanced-path="M 0 0 L 21600 0 21600 21600 0 21600 0 0 Z N"/>
        </draw:custom-shape>
        <draw:connector draw:style-name="gr21" draw:text-style-name="P1" draw:layer="layout" draw:type="curve" svg:x1="12.453cm" svg:y1="18.664cm" svg:x2="10.844cm" svg:y2="17.256cm" draw:start-shape="id6" draw:start-glue-point="0" draw:end-shape="id7" draw:end-glue-point="2" svg:d="M12453 18664c0-904-1609-201-1609-1408" svg:viewBox="0 0 1610 1409">
          <text:p/>
        </draw:connector>
        <draw:connector draw:style-name="gr21" draw:text-style-name="P1" draw:layer="layout" draw:type="curve" svg:x1="9.646cm" svg:y1="18.664cm" svg:x2="10.844cm" svg:y2="17.256cm" draw:start-shape="id8" draw:start-glue-point="0" draw:end-shape="id7" draw:end-glue-point="2" svg:d="M9646 18664c0-904 1198-201 1198-1408" svg:viewBox="0 0 1199 1409">
          <text:p/>
        </draw:connector>
        <draw:connector draw:style-name="gr21" draw:text-style-name="P1" draw:layer="layout" draw:type="curve" svg:x1="6.967cm" svg:y1="18.664cm" svg:x2="10.844cm" svg:y2="17.256cm" draw:start-shape="id9" draw:start-glue-point="0" draw:end-shape="id7" draw:end-glue-point="2" svg:d="M6967 18664c0-904 3877-201 3877-1408" svg:viewBox="0 0 3878 1409">
          <text:p/>
        </draw:connector>
        <draw:connector draw:style-name="gr21" draw:text-style-name="P1" draw:layer="layout" draw:type="curve" svg:x1="4.287cm" svg:y1="18.664cm" svg:x2="10.844cm" svg:y2="17.256cm" draw:start-shape="id10" draw:start-glue-point="0" draw:end-shape="id7" draw:end-glue-point="2" svg:d="M4287 18664c0-904 6557-201 6557-1408" svg:viewBox="0 0 6558 1409">
          <text:p/>
        </draw:connector>
        <draw:connector draw:style-name="gr21" draw:text-style-name="P1" draw:layer="layout" draw:type="curve" draw:line-skew="-1.103cm" svg:x1="16.24cm" svg:y1="21.023cm" svg:x2="10.844cm" svg:y2="17.256cm" draw:start-shape="id11" draw:start-glue-point="0" draw:end-shape="id7" draw:end-glue-point="2" svg:d="M16240 21023c0-4329-5396-2446-5396-3767" svg:viewBox="0 0 5397 3768">
          <text:p/>
        </draw:connector>
        <draw:frame draw:style-name="gr22" draw:text-style-name="P15" draw:layer="layout" svg:width="3.048cm" svg:height="0.887cm" svg:x="14.716cm" svg:y="17.83cm">
          <draw:text-box>
            <text:p><text:span text:style-name="T3">Login, auth action</text:span></text:p>
          </draw:text-box>
        </draw:frame>
        <draw:connector draw:style-name="gr21" draw:text-style-name="P1" draw:layer="layout" draw:type="curve" svg:x1="8.402cm" svg:y1="21.023cm" svg:x2="4.287cm" svg:y2="19.553cm" draw:start-shape="id12" draw:start-glue-point="0" draw:end-shape="id10" draw:end-glue-point="2" svg:d="M8402 21023c0-951-4115-216-4115-1470" svg:viewBox="0 0 4116 1471">
          <text:p/>
        </draw:connector>
        <draw:connector draw:style-name="gr21" draw:text-style-name="P1" draw:layer="layout" draw:type="curve" svg:x1="8.402cm" svg:y1="21.023cm" svg:x2="6.967cm" svg:y2="19.553cm" draw:start-shape="id12" draw:start-glue-point="0" draw:end-shape="id9" draw:end-glue-point="2" svg:d="M8402 21023c0-951-1435-216-1435-1470" svg:viewBox="0 0 1436 1471">
          <text:p/>
        </draw:connector>
        <draw:connector draw:style-name="gr21" draw:text-style-name="P1" draw:layer="layout" draw:type="curve" svg:x1="8.402cm" svg:y1="21.023cm" svg:x2="9.646cm" svg:y2="19.553cm" draw:start-shape="id12" draw:start-glue-point="0" draw:end-shape="id8" draw:end-glue-point="2" svg:d="M8402 21023c0-951 1244-216 1244-1470" svg:viewBox="0 0 1245 1471">
          <text:p/>
        </draw:connector>
        <draw:connector draw:style-name="gr21" draw:text-style-name="P1" draw:layer="layout" draw:type="curve" svg:x1="8.402cm" svg:y1="21.023cm" svg:x2="12.453cm" svg:y2="19.553cm" draw:start-shape="id12" draw:start-glue-point="0" draw:end-shape="id6" svg:d="M8402 21023c0-951 4051-216 4051-1470" svg:viewBox="0 0 4052 1471">
          <text:p/>
        </draw:connector>
        <draw:custom-shape draw:style-name="gr17" draw:text-style-name="P12" draw:layer="layout" svg:width="4.064cm" svg:height="0.889cm" svg:x="14.081cm" svg:y="18.653cm">
          <text:p text:style-name="P2"><text:span text:style-name="T2">implementation</text:span></text:p>
          <draw:enhanced-geometry svg:viewBox="0 0 21600 21600" draw:type="rectangle" draw:enhanced-path="M 0 0 L 21600 0 21600 21600 0 21600 0 0 Z N"/>
        </draw:custom-shape>
        <draw:custom-shape draw:style-name="gr13" draw:text-style-name="P12" draw:layer="layout" svg:width="3.175cm" svg:height="0.889cm" svg:x="3.159cm" svg:y="23.606cm">
          <text:p text:style-name="P2"><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2" draw:layer="layout" svg:width="3.175cm" svg:height="0.889cm" svg:x="6.842cm" svg:y="23.606cm">
          <text:p text:style-name="P2"><text:span text:style-name="T2">Service</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frame draw:style-name="gr23" draw:text-style-name="P1" draw:layer="layout" svg:width="4.228cm" svg:height="1.057cm" svg:x="8.965cm" svg:y="25.345cm">
          <draw:image xlink:href="Pictures/100000000000009F000000283403C783C0DCC4A4.jpg" xlink:type="simple" xlink:show="embed" xlink:actuate="onLoad">
            <text:p/>
          </draw:image>
        </draw:frame>
        <draw:frame draw:style-name="gr2" draw:text-style-name="P7" draw:layer="layout" svg:width="19.59cm" svg:height="3.556cm" svg:x="1cm" svg:y="12.684cm">
          <draw:text-box>
            <text:p text:style-name="P2"><text:span text:style-name="T1">Server</text:span><text:span text:style-name="T1">side </text:span><text:span text:style-name="T1">modur</text:span><text:span text:style-name="T1">e</text:span></text:p>
          </draw:text-box>
        </draw:frame>
      </draw:page>
      <draw:page draw:name="page8" draw:style-name="dp1" draw:master-page-name="Default">
        <draw:frame draw:style-name="gr24" draw:text-style-name="P4" draw:layer="layout" svg:width="19.59cm" svg:height="2.638cm" svg:x="1cm" svg:y="1.029cm">
          <draw:text-box>
            <text:p text:style-name="P2"><text:span text:style-name="T4">Method </text:span><text:span text:style-name="T4">Modur</text:span><text:span text:style-name="T4">e</text:span><text:span text:style-name="T1">(Hand</text:span><text:span text:style-name="T1">ler)</text:span></text:p>
          </draw:text-box>
        </draw:frame>
        <draw:custom-shape draw:style-name="gr25" draw:text-style-name="P8" draw:layer="layout" svg:width="17.464cm" svg:height="17.318cm" svg:x="2.078cm" svg:y="9.463cm">
          <text:p text:style-name="P2"><text:span text:style-name="T5">Method Modure</text:span><text:span text:style-name="T2">(Handler)</text:span></text:p>
          <draw:enhanced-geometry svg:viewBox="0 0 21600 21600" draw:mirror-horizontal="false" draw:mirror-vertical="false" draw:type="rectangle" draw:enhanced-path="M 0 0 L 21600 0 21600 21600 0 21600 0 0 Z N"/>
        </draw:custom-shape>
        <draw:custom-shape draw:style-name="gr26" draw:text-style-name="P16" draw:layer="layout" svg:width="16.575cm" svg:height="15.921cm" svg:x="2.586cm" svg:y="10.352cm">
          <text:p text:style-name="P2"><text:span text:style-name="T2">Method Obj (export)</text:span></text:p>
          <draw:enhanced-geometry svg:viewBox="0 0 21600 21600" draw:mirror-horizontal="false" draw:mirror-vertical="false" draw:type="rectangle" draw:enhanced-path="M 0 0 L 21600 0 21600 21600 0 21600 0 0 Z N"/>
        </draw:custom-shape>
        <draw:frame draw:style-name="gr27" draw:text-style-name="P17" draw:layer="layout" svg:width="19.59cm" svg:height="4.318cm" svg:x="1cm" svg:y="3.794cm">
          <draw:text-box>
            <text:p><text:span text:style-name="T6">Objective:</text:span><text:span text:style-name="T7"> </text:span><text:span text:style-name="T7">A pharser </text:span><text:span text:style-name="T7">or a router. </text:span><text:span text:style-name="T7">T</text:span><text:span text:style-name="T8">o pharse </text:span><text:span text:style-name="T8">json </text:span><text:span text:style-name="T8">between </text:span><text:span text:style-name="T8">connetion. </text:span><text:span text:style-name="T8">And </text:span><text:span text:style-name="T8">switch</text:span><text:span text:style-name="T9">, </text:span><text:span text:style-name="T9">and trigger </text:span><text:span text:style-name="T9">between </text:span><text:span text:style-name="T9">different </text:span><text:span text:style-name="T9">operations</text:span><text:span text:style-name="T9">.</text:span></text:p>
          </draw:text-box>
        </draw:frame>
        <draw:frame draw:style-name="gr28" draw:text-style-name="P18" draw:layer="layout" svg:width="19.59cm" svg:height="1.016cm" svg:x="1cm" svg:y="8.239cm">
          <draw:text-box>
            <text:p><text:span text:style-name="T10">Figure:</text:span></text:p>
          </draw:text-box>
        </draw:frame>
        <draw:custom-shape draw:style-name="gr29" draw:text-style-name="P14" draw:layer="layout" svg:width="2.862cm" svg:height="2.159cm" svg:x="2.899cm" svg:y="11.241cm">
          <text:p text:style-name="P9"><text:span text:style-name="T2">Variables </text:span></text:p>
          <draw:enhanced-geometry svg:viewBox="0 0 21600 21600" draw:mirror-horizontal="false" draw:mirror-vertical="false" draw:type="rectangle" draw:enhanced-path="M 0 0 L 21600 0 21600 21600 0 21600 0 0 Z N"/>
        </draw:custom-shape>
        <draw:custom-shape draw:style-name="gr30" draw:text-style-name="P14" draw:layer="layout" svg:width="12.384cm" svg:height="14.605cm" svg:x="6.142cm" svg:y="11.241cm">
          <text:p text:style-name="P9"><text:span text:style-name="T2">Methods (list)</text:span></text:p>
          <draw:enhanced-geometry svg:viewBox="0 0 21600 21600" draw:mirror-horizontal="false" draw:mirror-vertical="false" draw:type="rectangle" draw:enhanced-path="M 0 0 L 21600 0 21600 21600 0 21600 0 0 Z N"/>
        </draw:custom-shape>
        <draw:custom-shape draw:style-name="gr31" draw:text-style-name="P13" draw:layer="layout" svg:width="2.259cm" svg:height="0.889cm" svg:x="3.121cm" svg:y="12.003cm">
          <text:p text:style-name="P2"><text:span text:style-name="T3">_coregetway</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6.396cm" svg:y="12.003cm">
          <text:p text:style-name="P9"><text:span text:style-name="T3">signup</text:span></text:p>
          <draw:enhanced-geometry svg:viewBox="0 0 21600 21600" draw:mirror-horizontal="false" draw:mirror-vertical="false" draw:type="rectangle" draw:enhanced-path="M 0 0 L 21600 0 21600 21600 0 21600 0 0 Z N"/>
        </draw:custom-shape>
        <draw:custom-shape draw:style-name="gr33" draw:text-style-name="P14" draw:layer="layout" svg:width="2.862cm" svg:height="9.906cm" svg:x="2.899cm" svg:y="13.781cm">
          <text:p text:style-name="P9"><text:span text:style-name="T2">Method </text:span></text:p>
          <draw:enhanced-geometry svg:viewBox="0 0 21600 21600" draw:mirror-horizontal="false" draw:mirror-vertical="false" draw:type="rectangle" draw:enhanced-path="M 0 0 L 21600 0 21600 21600 0 21600 0 0 Z N"/>
        </draw:custom-shape>
        <draw:custom-shape draw:style-name="gr31" draw:text-style-name="P13" draw:layer="layout" svg:width="2.259cm" svg:height="0.889cm" svg:x="3.094cm" svg:y="18.734cm">
          <text:p text:style-name="P2"><text:span text:style-name="T3">setup</text:span></text:p>
          <draw:enhanced-geometry svg:viewBox="0 0 21600 21600" draw:mirror-horizontal="false" draw:mirror-vertical="false" draw:type="rectangle" draw:enhanced-path="M 0 0 L 21600 0 21600 21600 0 21600 0 0 Z N"/>
        </draw:custom-shape>
        <draw:custom-shape draw:style-name="gr31" draw:text-style-name="P13" draw:layer="layout" svg:width="2.259cm" svg:height="0.889cm" svg:x="3.121cm" svg:y="19.857cm">
          <text:p text:style-name="P2"><text:span text:style-name="T3">start</text:span></text:p>
          <draw:enhanced-geometry svg:viewBox="0 0 21600 21600" draw:mirror-horizontal="false" draw:mirror-vertical="false" draw:type="rectangle" draw:enhanced-path="M 0 0 L 21600 0 21600 21600 0 21600 0 0 Z N"/>
        </draw:custom-shape>
        <draw:custom-shape draw:style-name="gr31" draw:text-style-name="P13" draw:layer="layout" svg:width="2.259cm" svg:height="0.889cm" svg:x="3.121cm" svg:y="21.02cm">
          <text:p text:style-name="P2"><text:span text:style-name="T3">_sendData</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12.492cm" svg:y="12.003cm">
          <text:p text:style-name="P9"><text:span text:style-name="T3">login</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6.523cm" svg:y="12.638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5" draw:text-style-name="P13" draw:layer="layout" svg:width="5.461cm" svg:height="0.935cm" svg:x="6.561cm" svg:y="13.854cm">
          <text:p text:style-name="P2"><text:span text:style-name="T3">trigger(Client)</text:span></text:p>
          <text:p text:style-name="P2"><text:span text:style-name="T3">(connprofile, username, password, detail)</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19cm" svg:y="12.638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46cm" svg:y="13.908cm">
          <text:p text:style-name="P2"><text:span text:style-name="T3">trigger(Client)</text:span></text:p>
          <text:p text:style-name="P2"><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6.396cm" svg:y="15.459cm">
          <text:p text:style-name="P9"><text:span text:style-name="T3">auth</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12.492cm" svg:y="15.459cm">
          <text:p text:style-name="P9"><text:span text:style-name="T3">renewtoken</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6.523cm" svg:y="16.094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6.55cm" svg:y="17.364cm">
          <text:p text:style-name="P2"><text:span text:style-name="T3">trigger(Server)</text:span></text:p>
          <text:p text:style-name="P2"><text:span text:style-name="T3">(connprofile, authtype)</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19cm" svg:y="16.094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46cm" svg:y="17.364cm">
          <text:p text:style-name="P2"><text:span text:style-name="T3">trigger(Server)</text:span></text:p>
          <text:p text:style-name="P2"><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6.396cm" svg:y="18.888cm">
          <text:p text:style-name="P9"><text:span text:style-name="T3">renewtoken</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12.492cm" svg:y="18.888cm">
          <text:p text:style-name="P9"><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6.523cm" svg:y="19.523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6.55cm" svg:y="20.793cm">
          <text:p text:style-name="P2"><text:span text:style-name="T3">trigger(Server)</text:span></text:p>
          <text:p text:style-name="P2"><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19cm" svg:y="19.523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46cm" svg:y="20.793cm">
          <text:p text:style-name="P2"><text:span text:style-name="T3">trigger(Server)</text:span></text:p>
          <text:p text:style-name="P2"><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6.396cm" svg:y="22.417cm">
          <text:p text:style-name="P9"><text:span text:style-name="T3">service</text:span></text:p>
          <draw:enhanced-geometry svg:viewBox="0 0 21600 21600" draw:mirror-horizontal="false" draw:mirror-vertical="false" draw:type="rectangle" draw:enhanced-path="M 0 0 L 21600 0 21600 21600 0 21600 0 0 Z N"/>
        </draw:custom-shape>
        <draw:custom-shape draw:style-name="gr32" draw:text-style-name="P19" draw:layer="layout" svg:width="5.842cm" svg:height="3.175cm" svg:x="12.492cm" svg:y="22.417cm">
          <text:p text:style-name="P9"><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6.523cm" svg:y="23.052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6.55cm" svg:y="24.322cm">
          <text:p text:style-name="P2"><text:span text:style-name="T3">trigger</text:span></text:p>
          <text:p text:style-name="P2"><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19cm" svg:y="23.052cm">
          <text:p text:style-name="P2"><text:span text:style-name="T3">handler</text:span></text:p>
          <text:p text:style-name="P2"><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3" draw:layer="layout" svg:width="5.461cm" svg:height="0.889cm" svg:x="12.646cm" svg:y="24.322cm">
          <text:p text:style-name="P2"><text:span text:style-name="T3">trigger</text:span></text:p>
          <text:p text:style-name="P2"><text:span text:style-name="T3">(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6" draw:text-style-name="P4" draw:layer="layout" svg:width="19.59cm" svg:height="2.638cm" svg:x="1cm" svg:y="1.029cm">
          <draw:text-box>
            <text:p text:style-name="P2"><text:span text:style-name="T1">Authen</text:span><text:span text:style-name="T1">ticity </text:span><text:span text:style-name="T1">Modur</text:span><text:span text:style-name="T1">e</text:span></text:p>
          </draw:text-box>
        </draw:frame>
        <draw:custom-shape draw:style-name="gr37" draw:text-style-name="P8" draw:layer="layout" svg:width="17.464cm" svg:height="15.367cm" svg:x="2.016cm" svg:y="10.525cm">
          <text:p text:style-name="P2"><text:span text:style-name="T2">Authenticity Modure</text:span></text:p>
          <draw:enhanced-geometry svg:viewBox="0 0 21600 21600" draw:mirror-horizontal="false" draw:mirror-vertical="false" draw:type="rectangle" draw:enhanced-path="M 0 0 L 21600 0 21600 21600 0 21600 0 0 Z N"/>
        </draw:custom-shape>
        <draw:custom-shape draw:style-name="gr38" draw:text-style-name="P16" draw:layer="layout" svg:width="16.51cm" svg:height="6.985cm" svg:x="2.524cm" svg:y="11.514cm">
          <text:p text:style-name="P2"><text:span text:style-name="T2">Authenticity Obj (export)</text:span></text:p>
          <draw:enhanced-geometry svg:viewBox="0 0 21600 21600" draw:mirror-horizontal="false" draw:mirror-vertical="false" draw:type="rectangle" draw:enhanced-path="M 0 0 L 21600 0 21600 21600 0 21600 0 0 Z N"/>
        </draw:custom-shape>
        <draw:frame draw:style-name="gr39" draw:text-style-name="P5" draw:layer="layout" svg:width="19.59cm" svg:height="4.318cm" svg:x="1cm" svg:y="3.794cm">
          <draw:text-box>
            <text:p><text:span text:style-name="T11">Objective:</text:span> T<text:span text:style-name="T12">o interact </text:span><text:span text:style-name="T12">with </text:span><text:span text:style-name="T12">database, </text:span><text:span text:style-name="T12">Providing </text:span><text:span text:style-name="T12">Users Obj </text:span><text:span text:style-name="T12">cahcing, </text:span><text:span text:style-name="T12">Creating </text:span><text:span text:style-name="T12">User Obj, </text:span><text:span text:style-name="T12">User </text:span><text:span text:style-name="T12">identificati</text:span><text:span text:style-name="T12">on. </text:span></text:p>
          </draw:text-box>
        </draw:frame>
        <draw:frame draw:style-name="gr40" draw:text-style-name="P20" draw:layer="layout" svg:width="19.59cm" svg:height="1.016cm" svg:x="1cm" svg:y="8.239cm">
          <draw:text-box>
            <text:p><text:span text:style-name="T11">Figure:</text:span></text:p>
          </draw:text-box>
        </draw:frame>
        <draw:custom-shape draw:style-name="gr41" draw:text-style-name="P16" xml:id="id14" draw:id="id14" draw:layer="layout" svg:width="16.51cm" svg:height="6.107cm" svg:x="2.524cm" svg:y="18.997cm">
          <text:p text:style-name="P2"><text:span text:style-name="T2">Authenticity Database Obj</text:span></text:p>
          <draw:enhanced-geometry svg:viewBox="0 0 21600 21600" draw:type="rectangle" draw:enhanced-path="M 0 0 L 21600 0 21600 21600 0 21600 0 0 Z N"/>
        </draw:custom-shape>
        <draw:custom-shape draw:style-name="gr42" draw:text-style-name="P14" draw:layer="layout" svg:width="2.989cm" svg:height="5.588cm" svg:x="2.837cm" svg:y="12.403cm">
          <text:p text:style-name="P9"><text:span text:style-name="T2">Variables </text:span></text:p>
          <draw:enhanced-geometry svg:viewBox="0 0 21600 21600" draw:mirror-horizontal="false" draw:mirror-vertical="false" draw:type="rectangle" draw:enhanced-path="M 0 0 L 21600 0 21600 21600 0 21600 0 0 Z N"/>
        </draw:custom-shape>
        <draw:custom-shape draw:style-name="gr43" draw:text-style-name="P14" draw:layer="layout" svg:width="9.017cm" svg:height="5.588cm" svg:x="6.207cm" svg:y="12.403cm">
          <text:p text:style-name="P9"><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3.032cm" svg:y="13.927cm">
          <text:p text:style-name="P2"><text:span text:style-name="T3">SHA256KEY</text:span></text:p>
          <draw:enhanced-geometry svg:viewBox="0 0 21600 21600" draw:mirror-horizontal="false" draw:mirror-vertical="false" draw:type="rectangle" draw:enhanced-path="M 0 0 L 21600 0 21600 21600 0 21600 0 0 Z N"/>
        </draw:custom-shape>
        <draw:custom-shape draw:style-name="gr44" draw:text-style-name="P14" draw:layer="layout" svg:width="2.921cm" svg:height="4.445cm" svg:x="2.905cm" svg:y="20.05cm">
          <text:p text:style-name="P9"><text:span text:style-name="T2">Variables </text:span></text:p>
          <draw:enhanced-geometry svg:viewBox="0 0 21600 21600" draw:type="rectangle" draw:enhanced-path="M 0 0 L 21600 0 21600 21600 0 21600 0 0 Z N"/>
        </draw:custom-shape>
        <draw:custom-shape draw:style-name="gr45" draw:text-style-name="P14" draw:layer="layout" svg:width="4.953cm" svg:height="4.445cm" svg:x="6.207cm" svg:y="20.05cm">
          <text:p text:style-name="P9"><text:span text:style-name="T2">Methods</text:span></text:p>
          <draw:enhanced-geometry svg:viewBox="0 0 21600 21600" draw:type="rectangle" draw:enhanced-path="M 0 0 L 21600 0 21600 21600 0 21600 0 0 Z N"/>
        </draw:custom-shape>
        <draw:custom-shape draw:style-name="gr18" draw:text-style-name="P13" draw:layer="layout" svg:width="2.259cm" svg:height="0.889cm" svg:x="3.112cm" svg:y="20.812cm">
          <text:p text:style-name="P2"><text:span text:style-name="T3">_database</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3.159cm" svg:y="21.955cm">
          <text:p text:style-name="P2"><text:span text:style-name="T3">_cacheduser</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3.159cm" svg:y="23.098cm">
          <text:p text:style-name="P2"><text:span text:style-name="T3">MaxCacheSize</text:span></text:p>
          <draw:enhanced-geometry svg:viewBox="0 0 21600 21600" draw:mirror-horizontal="false" draw:mirror-vertical="false" draw:type="rectangle" draw:enhanced-path="M 0 0 L 21600 0 21600 21600 0 21600 0 0 Z N"/>
        </draw:custom-shape>
        <draw:custom-shape draw:style-name="gr46" draw:text-style-name="P13" draw:layer="layout" svg:width="3.83cm" svg:height="0.889cm" svg:x="6.604cm" svg:y="20.812cm">
          <text:p text:style-name="P2"><text:span text:style-name="T3">ImportDatabase(path)</text:span></text:p>
          <draw:enhanced-geometry svg:viewBox="0 0 21600 21600" draw:mirror-horizontal="false" draw:mirror-vertical="false" draw:type="rectangle" draw:enhanced-path="M 0 0 L 21600 0 21600 21600 0 21600 0 0 Z N"/>
        </draw:custom-shape>
        <draw:custom-shape draw:style-name="gr47" draw:text-style-name="P13" draw:layer="layout" svg:width="3.831cm" svg:height="0.889cm" svg:x="6.683cm" svg:y="21.955cm">
          <text:p text:style-name="P2"><text:span text:style-name="T3">createDatabase(path)</text:span></text:p>
          <draw:enhanced-geometry svg:viewBox="0 0 21600 21600" draw:mirror-horizontal="false" draw:mirror-vertical="false" draw:type="rectangle" draw:enhanced-path="M 0 0 L 21600 0 21600 21600 0 21600 0 0 Z N"/>
        </draw:custom-shape>
        <draw:custom-shape draw:style-name="gr47" draw:text-style-name="P13" draw:layer="layout" svg:width="3.831cm" svg:height="0.889cm" svg:x="6.683cm" svg:y="23.098cm">
          <text:p text:style-name="P2"><text:span text:style-name="T3">GetUser</text:span></text:p>
          <text:p text:style-name="P2"><text:span text:style-name="T3">(username, handler)</text:span></text:p>
          <draw:enhanced-geometry svg:viewBox="0 0 21600 21600" draw:mirror-horizontal="false" draw:mirror-vertical="false" draw:type="rectangle" draw:enhanced-path="M 0 0 L 21600 0 21600 21600 0 21600 0 0 Z N"/>
        </draw:custom-shape>
        <draw:custom-shape draw:style-name="gr48" draw:text-style-name="P11" draw:layer="layout" svg:width="6.985cm" svg:height="4.445cm" svg:x="11.541cm" svg:y="20.05cm">
          <text:p text:style-name="P9"><text:span text:style-name="T2">User Obj</text:span></text:p>
          <draw:enhanced-geometry svg:viewBox="0 0 21600 21600" draw:mirror-horizontal="false" draw:mirror-vertical="false" draw:type="rectangle" draw:enhanced-path="M 0 0 L 21600 0 21600 21600 0 21600 0 0 Z N"/>
        </draw:custom-shape>
        <draw:custom-shape draw:style-name="gr49" draw:text-style-name="P21" draw:layer="layout" svg:width="2.921cm" svg:height="3.048cm" svg:x="11.922cm" svg:y="21.066cm">
          <text:p text:style-name="P9"><text:span text:style-name="T13">Variables </text:span></text:p>
          <text:p text:style-name="P9"><text:span text:style-name="T14">exisitence</text:span></text:p>
          <text:p text:style-name="P9"><text:span text:style-name="T14">username</text:span></text:p>
          <text:p text:style-name="P9"><text:span text:style-name="T14">displayname</text:span></text:p>
          <text:p text:style-name="P9"><text:span text:style-name="T14">pwdhash</text:span></text:p>
          <text:p text:style-name="P9"><text:span text:style-name="T14">token</text:span></text:p>
          <text:p text:style-name="P9"><text:span text:style-name="T14">tokenexpire</text:span></text:p>
          <text:p text:style-name="P9"><text:span text:style-name="T14">privilege</text:span></text:p>
          <text:p text:style-name="P9"><text:span text:style-name="T14">detail</text:span></text:p>
          <draw:enhanced-geometry svg:viewBox="0 0 21600 21600" draw:type="rectangle" draw:enhanced-path="M 0 0 L 21600 0 21600 21600 0 21600 0 0 Z N"/>
        </draw:custom-shape>
        <draw:custom-shape draw:style-name="gr49" draw:text-style-name="P22" draw:layer="layout" svg:width="2.921cm" svg:height="3.048cm" svg:x="15.224cm" svg:y="21.066cm">
          <text:p text:style-name="P9"><text:span text:style-name="T13">Methods</text:span></text:p>
          <text:p text:style-name="P9"><text:span text:style-name="T3">Updatesql(handler)</text:span></text:p>
          <text:p text:style-name="P9"><text:span text:style-name="T3">delete(handler)</text:span></text:p>
          <text:p text:style-name="P9"><text:span text:style-name="T3"/></text:p>
          <draw:enhanced-geometry svg:viewBox="0 0 21600 21600" draw:type="rectangle" draw:enhanced-path="M 0 0 L 21600 0 21600 21600 0 21600 0 0 Z N"/>
        </draw:custom-shape>
        <draw:custom-shape draw:style-name="gr18" draw:text-style-name="P13" draw:layer="layout" svg:width="2.259cm" svg:height="0.889cm" svg:x="3.059cm" svg:y="15.05cm">
          <text:p text:style-name="P2"><text:span text:style-name="T3">TokenPeriod</text:span></text:p>
          <draw:enhanced-geometry svg:viewBox="0 0 21600 21600" draw:mirror-horizontal="false" draw:mirror-vertical="false" draw:type="rectangle" draw:enhanced-path="M 0 0 L 21600 0 21600 21600 0 21600 0 0 Z N"/>
        </draw:custom-shape>
        <draw:custom-shape draw:style-name="gr18" draw:text-style-name="P13" xml:id="id13" draw:id="id13" draw:layer="layout" svg:width="2.259cm" svg:height="0.889cm" svg:x="3.059cm" svg:y="16.213cm">
          <text:p text:style-name="P2"><text:span text:style-name="T3">_authdb</text:span></text:p>
          <draw:enhanced-geometry svg:viewBox="0 0 21600 21600" draw:mirror-horizontal="false" draw:mirror-vertical="false" draw:type="rectangle" draw:enhanced-path="M 0 0 L 21600 0 21600 21600 0 21600 0 0 Z N"/>
        </draw:custom-shape>
        <draw:connector draw:style-name="gr50" draw:text-style-name="P23" draw:layer="layout" draw:type="curve" svg:x1="4.188cm" svg:y1="17.102cm" svg:x2="10.779cm" svg:y2="18.997cm" draw:start-shape="id13" draw:start-glue-point="2" draw:end-shape="id14" svg:d="M4188 17102c0 1572 6591 625 6591 1895" svg:viewBox="0 0 6592 1896">
          <text:p/>
        </draw:connector>
        <draw:custom-shape draw:style-name="gr51" draw:text-style-name="P13" draw:layer="layout" svg:width="3.891cm" svg:height="0.889cm" svg:x="6.634cm" svg:y="13.265cm">
          <text:p text:style-name="P2"><text:span text:style-name="T3">ImportDatabase</text:span></text:p>
          <text:p text:style-name="P2"><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3" draw:layer="layout" svg:width="3.89cm" svg:height="0.889cm" svg:x="6.681cm" svg:y="14.388cm">
          <text:p text:style-name="P2"><text:span text:style-name="T3">CreateDatabase</text:span></text:p>
          <text:p text:style-name="P2"><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3" draw:layer="layout" svg:width="3.89cm" svg:height="0.889cm" svg:x="6.681cm" svg:y="15.551cm">
          <text:p text:style-name="P2"><text:span text:style-name="T3">GetGuest</text:span></text:p>
          <text:p text:style-name="P2"><text:span text:style-name="T3">(guestname, handler)</text:span></text:p>
          <draw:enhanced-geometry svg:viewBox="0 0 21600 21600" draw:mirror-horizontal="false" draw:mirror-vertical="false" draw:type="rectangle" draw:enhanced-path="M 0 0 L 21600 0 21600 21600 0 21600 0 0 Z N"/>
        </draw:custom-shape>
        <draw:custom-shape draw:style-name="gr53" draw:text-style-name="P13" draw:layer="layout" svg:width="3.91cm" svg:height="0.889cm" svg:x="10.852cm" svg:y="13.292cm">
          <text:p text:style-name="P2"><text:span text:style-name="T3">GetUser</text:span></text:p>
          <text:p text:style-name="P2"><text:span text:style-name="T3">(username, handler)</text:span></text:p>
          <draw:enhanced-geometry svg:viewBox="0 0 21600 21600" draw:mirror-horizontal="false" draw:mirror-vertical="false" draw:type="rectangle" draw:enhanced-path="M 0 0 L 21600 0 21600 21600 0 21600 0 0 Z N"/>
        </draw:custom-shape>
        <draw:custom-shape draw:style-name="gr52" draw:text-style-name="P13" draw:layer="layout" svg:width="3.89cm" svg:height="0.889cm" svg:x="6.681cm" svg:y="16.721cm">
          <text:p text:style-name="P2"><text:span text:style-name="T3">updatePassword</text:span></text:p>
          <text:p text:style-name="P2"><text:span text:style-name="T3">(user, newpassword, handler)</text:span></text:p>
          <draw:enhanced-geometry svg:viewBox="0 0 21600 21600" draw:mirror-horizontal="false" draw:mirror-vertical="false" draw:type="rectangle" draw:enhanced-path="M 0 0 L 21600 0 21600 21600 0 21600 0 0 Z N"/>
        </draw:custom-shape>
        <draw:custom-shape draw:style-name="gr54" draw:text-style-name="P11" draw:layer="layout" svg:width="2.921cm" svg:height="5.588cm" svg:x="15.605cm" svg:y="12.403cm">
          <text:p text:style-name="P9"><text:span text:style-name="T2">User Obj</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5.886cm" svg:y="13.165cm">
          <text:p text:style-name="P2"><text:span text:style-name="T3">getUsername()</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5.859cm" svg:y="14.308cm">
          <text:p text:style-name="P2"><text:span text:style-name="T3">isGuest()</text:span></text:p>
          <draw:enhanced-geometry svg:viewBox="0 0 21600 21600" draw:mirror-horizontal="false" draw:mirror-vertical="false" draw:type="rectangle" draw:enhanced-path="M 0 0 L 21600 0 21600 21600 0 21600 0 0 Z N"/>
        </draw:custom-shape>
        <draw:custom-shape draw:style-name="gr52" draw:text-style-name="P13" draw:layer="layout" svg:width="3.89cm" svg:height="0.889cm" svg:x="10.826cm" svg:y="14.462cm">
          <text:p text:style-name="P2"><text:span text:style-name="T3">updateDetail</text:span></text:p>
          <text:p text:style-name="P2"><text:span text:style-name="T3">(user, path)</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5.859cm" svg:y="15.478cm">
          <text:p text:style-name="P2"><text:span text:style-name="T3">getDetail()</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5" draw:text-style-name="P4" draw:layer="layout" svg:width="19.59cm" svg:height="2.638cm" svg:x="1cm" svg:y="1.029cm">
          <draw:text-box>
            <text:p text:style-name="P2"><text:span text:style-name="T1">Author</text:span><text:span text:style-name="T1">ation </text:span><text:span text:style-name="T1">Modur</text:span><text:span text:style-name="T1">e</text:span></text:p>
          </draw:text-box>
        </draw:frame>
        <draw:custom-shape draw:style-name="gr56" draw:text-style-name="P8" draw:layer="layout" svg:width="17.464cm" svg:height="14.732cm" svg:x="2.016cm" svg:y="10.525cm">
          <text:p text:style-name="P2"><text:span text:style-name="T2">Authoration Modure</text:span></text:p>
          <draw:enhanced-geometry svg:viewBox="0 0 21600 21600" draw:type="rectangle" draw:enhanced-path="M 0 0 L 21600 0 21600 21600 0 21600 0 0 Z N"/>
        </draw:custom-shape>
        <draw:custom-shape draw:style-name="gr57" draw:text-style-name="P16" draw:layer="layout" svg:width="16.51cm" svg:height="13.081cm" svg:x="2.524cm" svg:y="11.541cm">
          <text:p text:style-name="P2"><text:span text:style-name="T2">Authoration Obj (export)</text:span></text:p>
          <draw:enhanced-geometry svg:viewBox="0 0 21600 21600" draw:type="rectangle" draw:enhanced-path="M 0 0 L 21600 0 21600 21600 0 21600 0 0 Z N"/>
        </draw:custom-shape>
        <draw:frame draw:style-name="gr58" draw:text-style-name="P17" draw:layer="layout" svg:width="19.59cm" svg:height="4.318cm" svg:x="1cm" svg:y="3.794cm">
          <draw:text-box>
            <text:p><text:span text:style-name="T15">Objective: </text:span><text:span text:style-name="T15">To provide </text:span><text:span text:style-name="T15">function to </text:span><text:span text:style-name="T15">take </text:span><text:span text:style-name="T15">authorativ</text:span><text:span text:style-name="T15">e actions. </text:span><text:span text:style-name="T15">Confirming </text:span><text:span text:style-name="T15">the </text:span><text:span text:style-name="T15">sensitive </text:span><text:span text:style-name="T15">data or </text:span><text:span text:style-name="T15">opearation </text:span><text:span text:style-name="T15">is </text:span><text:span text:style-name="T15">permitted.</text:span></text:p>
          </draw:text-box>
        </draw:frame>
        <draw:frame draw:style-name="gr59" draw:text-style-name="P17" draw:layer="layout" svg:width="19.59cm" svg:height="1.016cm" svg:x="1cm" svg:y="8.239cm">
          <draw:text-box>
            <text:p><text:span text:style-name="T15">Figure:</text:span></text:p>
          </draw:text-box>
        </draw:frame>
        <draw:custom-shape draw:style-name="gr42" draw:text-style-name="P14" draw:layer="layout" svg:width="2.989cm" svg:height="5.588cm" svg:x="2.837cm" svg:y="12.403cm">
          <text:p text:style-name="P9"><text:span text:style-name="T2">Variables </text:span></text:p>
          <draw:enhanced-geometry svg:viewBox="0 0 21600 21600" draw:mirror-horizontal="false" draw:mirror-vertical="false" draw:type="rectangle" draw:enhanced-path="M 0 0 L 21600 0 21600 21600 0 21600 0 0 Z N"/>
        </draw:custom-shape>
        <draw:custom-shape draw:style-name="gr60" draw:text-style-name="P14" draw:layer="layout" svg:width="12.319cm" svg:height="5.588cm" svg:x="6.207cm" svg:y="12.403cm">
          <text:p text:style-name="P9"><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3.032cm" svg:y="13.227cm">
          <text:p text:style-name="P2"><text:span text:style-name="T3">_realtimetoken</text:span></text:p>
          <draw:enhanced-geometry svg:viewBox="0 0 21600 21600" draw:mirror-horizontal="false" draw:mirror-vertical="false" draw:type="rectangle" draw:enhanced-path="M 0 0 L 21600 0 21600 21600 0 21600 0 0 Z N"/>
        </draw:custom-shape>
        <draw:custom-shape draw:style-name="gr61" draw:text-style-name="P13" draw:layer="layout" svg:width="2.259cm" svg:height="0.889cm" svg:x="3.059cm" svg:y="14.35cm">
          <text:p/>
          <draw:enhanced-geometry svg:viewBox="0 0 21600 21600" draw:mirror-horizontal="false" draw:mirror-vertical="false" draw:type="rectangle" draw:enhanced-path="M 0 0 L 21600 0 21600 21600 0 21600 0 0 Z N"/>
        </draw:custom-shape>
        <draw:custom-shape draw:style-name="gr61" draw:text-style-name="P13"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62" draw:text-style-name="P13" draw:layer="layout" svg:width="5.688cm" svg:height="0.889cm" svg:x="12.584cm" svg:y="14.362cm">
          <text:p text:style-name="P2"><text:span text:style-name="T3">getRealtimeToken</text:span></text:p>
          <text:p text:style-name="P2"><text:span text:style-name="T3">(handler(RealTimeToken))</text:span></text:p>
          <draw:enhanced-geometry svg:viewBox="0 0 21600 21600" draw:mirror-horizontal="false" draw:mirror-vertical="false" draw:type="rectangle" draw:enhanced-path="M 0 0 L 21600 0 21600 21600 0 21600 0 0 Z N"/>
        </draw:custom-shape>
        <draw:custom-shape draw:style-name="gr62" draw:text-style-name="P13" draw:layer="layout" svg:width="5.688cm" svg:height="0.889cm" svg:x="6.488cm" svg:y="14.335cm">
          <text:p text:style-name="P2"><text:span text:style-name="T3">ClientAction</text:span></text:p>
          <text:p text:style-name="P2"><text:span text:style-name="T16">(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3" draw:layer="layout" svg:width="5.688cm" svg:height="0.889cm" svg:x="6.488cm" svg:y="15.478cm">
          <text:p text:style-name="P2"><text:span text:style-name="T3">ClientToken</text:span></text:p>
          <text:p text:style-name="P2"><text:span text:style-name="T16">(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3" draw:layer="layout" svg:width="5.688cm" svg:height="0.889cm" svg:x="6.488cm" svg:y="16.621cm">
          <text:p text:style-name="P2"><text:span text:style-name="T3">UserLevel</text:span></text:p>
          <text:p text:style-name="P2"><text:span text:style-name="T16">(username</text:span><text:span text:style-name="T3">, reqlv, handler)</text:span></text:p>
          <draw:enhanced-geometry svg:viewBox="0 0 21600 21600" draw:mirror-horizontal="false" draw:mirror-vertical="false" draw:type="rectangle" draw:enhanced-path="M 0 0 L 21600 0 21600 21600 0 21600 0 0 Z N"/>
        </draw:custom-shape>
        <draw:custom-shape draw:style-name="gr62" draw:text-style-name="P13" draw:layer="layout" svg:width="5.688cm" svg:height="0.889cm" svg:x="6.49cm" svg:y="13.193cm">
          <text:p text:style-name="P2"><text:span text:style-name="T3">ClientPassword</text:span></text:p>
          <text:p text:style-name="P2"><text:span text:style-name="T3">(connprof, username, handler)</text:span></text:p>
          <draw:enhanced-geometry svg:viewBox="0 0 21600 21600" draw:mirror-horizontal="false" draw:mirror-vertical="false" draw:type="rectangle" draw:enhanced-path="M 0 0 L 21600 0 21600 21600 0 21600 0 0 Z N"/>
        </draw:custom-shape>
        <draw:custom-shape draw:style-name="gr62" draw:text-style-name="P13" draw:layer="layout" svg:width="5.688cm" svg:height="0.889cm" svg:x="12.659cm" svg:y="13.22cm">
          <text:p text:style-name="P2"><text:span text:style-name="T3">RealtimeToken</text:span></text:p>
          <text:p text:style-name="P2"><text:span text:style-name="T3">(connprof, username, handl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63" draw:text-style-name="P4" draw:layer="layout" svg:width="19.59cm" svg:height="2.638cm" svg:x="1cm" svg:y="1.029cm">
          <draw:text-box>
            <text:p text:style-name="P2"><text:span text:style-name="T1">Connet</text:span><text:span text:style-name="T1">ion </text:span><text:span text:style-name="T1">Modur</text:span><text:span text:style-name="T1">e</text:span></text:p>
          </draw:text-box>
        </draw:frame>
        <draw:custom-shape draw:style-name="gr64" draw:text-style-name="P8" draw:layer="layout" svg:width="17.464cm" svg:height="14.732cm" svg:x="2.016cm" svg:y="10.525cm">
          <text:p text:style-name="P2"><text:span text:style-name="T2">Connetion Modure</text:span></text:p>
          <draw:enhanced-geometry svg:viewBox="0 0 21600 21600" draw:type="rectangle" draw:enhanced-path="M 0 0 L 21600 0 21600 21600 0 21600 0 0 Z N"/>
        </draw:custom-shape>
        <draw:custom-shape draw:style-name="gr65" draw:text-style-name="P16" draw:layer="layout" svg:width="16.51cm" svg:height="13.081cm" svg:x="2.524cm" svg:y="11.541cm">
          <text:p text:style-name="P2"><text:span text:style-name="T2">Connection (export)</text:span></text:p>
          <draw:enhanced-geometry svg:viewBox="0 0 21600 21600" draw:type="rectangle" draw:enhanced-path="M 0 0 L 21600 0 21600 21600 0 21600 0 0 Z N"/>
        </draw:custom-shape>
        <draw:frame draw:style-name="gr66" draw:text-style-name="P17" draw:layer="layout" svg:width="19.59cm" svg:height="4.318cm" svg:x="1cm" svg:y="3.794cm">
          <draw:text-box>
            <text:p><text:span text:style-name="T15">Objective: </text:span><text:span text:style-name="T15">Create a </text:span><text:span text:style-name="T15">interface </text:span><text:span text:style-name="T15">to get </text:span><text:span text:style-name="T15">communic</text:span><text:span text:style-name="T15">ation with </text:span><text:span text:style-name="T15">remote </text:span><text:span text:style-name="T15">device.</text:span></text:p>
          </draw:text-box>
        </draw:frame>
        <draw:frame draw:style-name="gr67" draw:text-style-name="P17" draw:layer="layout" svg:width="19.59cm" svg:height="1.016cm" svg:x="1cm" svg:y="8.239cm">
          <draw:text-box>
            <text:p><text:span text:style-name="T15">Figure:</text:span></text:p>
          </draw:text-box>
        </draw:frame>
        <draw:custom-shape draw:style-name="gr68" draw:text-style-name="P11" draw:layer="layout" svg:width="7.747cm" svg:height="3.556cm" svg:x="10.525cm" svg:y="12.303cm">
          <text:p text:style-name="P9"><text:span text:style-name="T2">ConnectionProfile Obj(connType, IP)</text:span></text:p>
          <draw:enhanced-geometry svg:viewBox="0 0 21600 21600" draw:mirror-horizontal="false" draw:mirror-vertical="false" draw:type="rectangle" draw:enhanced-path="M 0 0 L 21600 0 21600 21600 0 21600 0 0 Z N"/>
        </draw:custom-shape>
        <draw:custom-shape draw:style-name="gr69" draw:text-style-name="P11" draw:layer="layout" svg:width="7.493cm" svg:height="5.588cm" svg:x="10.779cm" svg:y="18.399cm">
          <text:p text:style-name="P9"><text:span text:style-name="T2">WSServer Obj</text:span></text:p>
          <draw:enhanced-geometry svg:viewBox="0 0 21600 21600" draw:mirror-horizontal="false" draw:mirror-vertical="false" draw:type="rectangle" draw:enhanced-path="M 0 0 L 21600 0 21600 21600 0 21600 0 0 Z N"/>
        </draw:custom-shape>
        <draw:custom-shape draw:style-name="gr69" draw:text-style-name="P11" draw:layer="layout" svg:width="7.493cm" svg:height="5.588cm" svg:x="2.778cm" svg:y="18.372cm">
          <text:p text:style-name="P9"><text:span text:style-name="T2">TCPServer Obj</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0.76cm" svg:y="13.192cm">
          <text:p text:style-name="P2"><text:span text:style-name="T3">getGUID()</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0.76cm" svg:y="14.335cm">
          <text:p text:style-name="P2"><text:span text:style-name="T3">getIPaddress()</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1.06cm" svg:y="19.288cm">
          <text:p text:style-name="P2"><text:span text:style-name="T3">OnJSON()</text:span></text:p>
          <text:p text:style-name="P2"><text:span text:style-name="T3">(handler())</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1.06cm" svg:y="20.431cm">
          <text:p text:style-name="P2"><text:span text:style-name="T3">sendJSON()</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1.06cm" svg:y="21.601cm">
          <text:p text:style-name="P2"><text:span text:style-name="T3">broadcast()</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1.06cm" svg:y="22.744cm">
          <text:p text:style-name="P2"><text:span text:style-name="T3">start()</text:span></text:p>
          <draw:enhanced-geometry svg:viewBox="0 0 21600 21600" draw:mirror-horizontal="false" draw:mirror-vertical="false" draw:type="rectangle" draw:enhanced-path="M 0 0 L 21600 0 21600 21600 0 21600 0 0 Z N"/>
        </draw:custom-shape>
        <draw:custom-shape draw:style-name="gr70" draw:text-style-name="P13" draw:layer="layout" svg:width="3.456cm" svg:height="0.889cm" svg:x="2.905cm" svg:y="13.103cm">
          <text:p text:style-name="P2"><text:span text:style-name="T3">CreateCostomConnprofile</text:span></text:p>
          <text:p text:style-name="P2"><text:span text:style-name="T3">()</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3.219cm" svg:y="13.192cm">
          <text:p text:style-name="P2"><text:span text:style-name="T3">getConnType()</text:span></text:p>
          <draw:enhanced-geometry svg:viewBox="0 0 21600 21600" draw:mirror-horizontal="false" draw:mirror-vertical="false" draw:type="rectangle" draw:enhanced-path="M 0 0 L 21600 0 21600 21600 0 21600 0 0 Z N"/>
        </draw:custom-shape>
        <draw:custom-shape draw:style-name="gr71" draw:text-style-name="P14" draw:layer="layout" svg:width="7.366cm" svg:height="3.556cm" svg:x="2.778cm" svg:y="12.303cm">
          <text:p text:style-name="P9"><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5.732cm" svg:y="13.192cm">
          <text:p text:style-name="P2"><text:span text:style-name="T3">getBundle()</text:span></text:p>
          <draw:enhanced-geometry svg:viewBox="0 0 21600 21600" draw:mirror-horizontal="false" draw:mirror-vertical="false" draw:type="rectangle" draw:enhanced-path="M 0 0 L 21600 0 21600 21600 0 21600 0 0 Z N"/>
        </draw:custom-shape>
        <draw:custom-shape draw:style-name="gr18" draw:text-style-name="P13" draw:layer="layout" svg:width="2.259cm" svg:height="0.889cm" svg:x="13.219cm" svg:y="14.335cm">
          <text:p text:style-name="P2"><text:span text:style-name="T3">setBundle()</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2" draw:text-style-name="P4" draw:layer="layout" svg:width="19.59cm" svg:height="2.638cm" svg:x="1cm" svg:y="1.029cm">
          <draw:text-box>
            <text:p text:style-name="P2"><text:span text:style-name="T1">Core 1</text:span></text:p>
          </draw:text-box>
        </draw:frame>
        <draw:custom-shape draw:style-name="gr73" draw:text-style-name="P8" draw:layer="layout" svg:width="17.464cm" svg:height="14.732cm" svg:x="2.016cm" svg:y="10.525cm">
          <text:p text:style-name="P2"><text:span text:style-name="T2">Core Modure</text:span></text:p>
          <draw:enhanced-geometry svg:viewBox="0 0 21600 21600" draw:type="rectangle" draw:enhanced-path="M 0 0 L 21600 0 21600 21600 0 21600 0 0 Z N"/>
        </draw:custom-shape>
        <draw:custom-shape draw:style-name="gr74" draw:text-style-name="P16" draw:layer="layout" svg:width="16.51cm" svg:height="13.081cm" svg:x="2.524cm" svg:y="11.541cm">
          <text:p text:style-name="P2"><text:span text:style-name="T2">Core Obj() (export)</text:span></text:p>
          <draw:enhanced-geometry svg:viewBox="0 0 21600 21600" draw:type="rectangle" draw:enhanced-path="M 0 0 L 21600 0 21600 21600 0 21600 0 0 Z N"/>
        </draw:custom-shape>
        <draw:frame draw:style-name="gr75" draw:text-style-name="P17" draw:layer="layout" svg:width="19.59cm" svg:height="4.318cm" svg:x="1cm" svg:y="3.794cm">
          <draw:text-box>
            <text:p><text:span text:style-name="T8">Objective: </text:span><text:span text:style-name="T15">provide </text:span><text:span text:style-name="T15">functions </text:span><text:span text:style-name="T15">for runtime </text:span><text:span text:style-name="T15">use, glue</text:span></text:p>
          </draw:text-box>
        </draw:frame>
        <draw:frame draw:style-name="gr76" draw:text-style-name="P17" draw:layer="layout" svg:width="19.59cm" svg:height="1.016cm" svg:x="1cm" svg:y="8.239cm">
          <draw:text-box>
            <text:p><text:span text:style-name="T15">Figure:</text:span></text:p>
          </draw:text-box>
        </draw:frame>
        <draw:custom-shape draw:style-name="gr77" draw:text-style-name="P14" draw:layer="layout" svg:width="2.989cm" svg:height="11.176cm" svg:x="2.837cm" svg:y="12.303cm">
          <text:p text:style-name="P9"><text:span text:style-name="T2">Variables </text:span></text:p>
          <draw:enhanced-geometry svg:viewBox="0 0 21600 21600" draw:mirror-horizontal="false" draw:mirror-vertical="false" draw:type="rectangle" draw:enhanced-path="M 0 0 L 21600 0 21600 21600 0 21600 0 0 Z N"/>
        </draw:custom-shape>
        <draw:custom-shape draw:style-name="gr78" draw:text-style-name="P14" draw:layer="layout" svg:width="12.319cm" svg:height="5.588cm" svg:x="6.207cm" svg:y="12.303cm">
          <text:p text:style-name="P9"><text:span text:style-name="T2">Methods</text:span></text:p>
          <draw:enhanced-geometry svg:viewBox="0 0 21600 21600" draw:mirror-horizontal="false" draw:mirror-vertical="false" draw:type="rectangle" draw:enhanced-path="M 0 0 L 21600 0 21600 21600 0 21600 0 0 Z N"/>
        </draw:custom-shape>
        <draw:custom-shape draw:style-name="gr79" draw:text-style-name="P13" draw:layer="layout" svg:width="2.259cm" svg:height="0.889cm" svg:x="3.032cm" svg:y="13.127cm">
          <text:p text:style-name="P2"><text:span text:style-name="T3">_authoration</text:span></text:p>
          <draw:enhanced-geometry svg:viewBox="0 0 21600 21600" draw:mirror-horizontal="false" draw:mirror-vertical="false" draw:type="rectangle" draw:enhanced-path="M 0 0 L 21600 0 21600 21600 0 21600 0 0 Z N"/>
        </draw:custom-shape>
        <draw:custom-shape draw:style-name="gr79" draw:text-style-name="P13" draw:layer="layout" svg:width="2.259cm" svg:height="0.889cm" svg:x="3.059cm" svg:y="14.25cm">
          <text:p text:style-name="P2"><text:span text:style-name="T3">_authenticity</text:span></text:p>
          <draw:enhanced-geometry svg:viewBox="0 0 21600 21600" draw:mirror-horizontal="false" draw:mirror-vertical="false" draw:type="rectangle" draw:enhanced-path="M 0 0 L 21600 0 21600 21600 0 21600 0 0 Z N"/>
        </draw:custom-shape>
        <draw:custom-shape draw:style-name="gr79" draw:text-style-name="P13" draw:layer="layout" svg:width="2.259cm" svg:height="0.889cm" svg:x="3.059cm" svg:y="15.413cm">
          <text:p text:style-name="P2"><text:span text:style-name="T3">_settings</text:span></text:p>
          <draw:enhanced-geometry svg:viewBox="0 0 21600 21600" draw:mirror-horizontal="false" draw:mirror-vertical="false" draw:type="rectangle" draw:enhanced-path="M 0 0 L 21600 0 21600 21600 0 21600 0 0 Z N"/>
        </draw:custom-shape>
        <draw:custom-shape draw:style-name="gr80" draw:text-style-name="P13" draw:layer="layout" svg:width="5.688cm" svg:height="0.889cm" svg:x="6.488cm" svg:y="13.165cm">
          <text:p text:style-name="P2"><text:span text:style-name="T3">launch()</text:span></text:p>
          <draw:enhanced-geometry svg:viewBox="0 0 21600 21600" draw:mirror-horizontal="false" draw:mirror-vertical="false" draw:type="rectangle" draw:enhanced-path="M 0 0 L 21600 0 21600 21600 0 21600 0 0 Z N"/>
        </draw:custom-shape>
        <draw:custom-shape draw:style-name="gr80" draw:text-style-name="P13" draw:layer="layout" svg:width="5.688cm" svg:height="0.889cm" svg:x="6.488cm" svg:y="14.308cm">
          <text:p text:style-name="P2"><text:span text:style-name="T3">setupVar</text:span></text:p>
          <text:p text:style-name="P2"><text:span text:style-name="T16">(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3" draw:layer="layout" svg:width="5.688cm" svg:height="0.889cm" svg:x="6.488cm" svg:y="15.451cm">
          <text:p text:style-name="P2"><text:span text:style-name="T3">ClientToken</text:span></text:p>
          <text:p text:style-name="P2"><text:span text:style-name="T16">(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3" draw:layer="layout" svg:width="5.688cm" svg:height="0.889cm" svg:x="6.488cm" svg:y="16.594cm">
          <text:p text:style-name="P2"><text:span text:style-name="T3">UserLevel</text:span></text:p>
          <text:p text:style-name="P2"><text:span text:style-name="T16">(username</text:span><text:span text:style-name="T3">, reqlv, handler)</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81" draw:text-style-name="P4" draw:layer="layout" svg:width="19.59cm" svg:height="2.638cm" svg:x="1cm" svg:y="1.029cm">
          <draw:text-box>
            <text:p text:style-name="P2"><text:span text:style-name="T1">Core 2</text:span></text:p>
          </draw:text-box>
        </draw:frame>
        <draw:custom-shape draw:style-name="gr82" draw:text-style-name="P8" draw:layer="layout" svg:width="17.464cm" svg:height="14.732cm" svg:x="2.016cm" svg:y="10.525cm">
          <text:p text:style-name="P2"><text:span text:style-name="T2">Core Modure</text:span></text:p>
          <draw:enhanced-geometry svg:viewBox="0 0 21600 21600" draw:type="rectangle" draw:enhanced-path="M 0 0 L 21600 0 21600 21600 0 21600 0 0 Z N"/>
        </draw:custom-shape>
        <draw:custom-shape draw:style-name="gr83" draw:text-style-name="P16" draw:layer="layout" svg:width="16.51cm" svg:height="13.081cm" svg:x="2.524cm" svg:y="11.541cm">
          <text:p text:style-name="P2"><text:span text:style-name="T2">Core Obj() (export)</text:span></text:p>
          <draw:enhanced-geometry svg:viewBox="0 0 21600 21600" draw:type="rectangle" draw:enhanced-path="M 0 0 L 21600 0 21600 21600 0 21600 0 0 Z N"/>
        </draw:custom-shape>
        <draw:frame draw:style-name="gr84" draw:text-style-name="P17" draw:layer="layout" svg:width="19.59cm" svg:height="4.318cm" svg:x="1cm" svg:y="3.794cm">
          <draw:text-box>
            <text:p><text:span text:style-name="T8">Objective: </text:span><text:span text:style-name="T15">provide </text:span><text:span text:style-name="T15">functions </text:span><text:span text:style-name="T15">for runtime </text:span><text:span text:style-name="T15">use, glue</text:span></text:p>
          </draw:text-box>
        </draw:frame>
        <draw:frame draw:style-name="gr85" draw:text-style-name="P17" draw:layer="layout" svg:width="19.59cm" svg:height="1.016cm" svg:x="1cm" svg:y="8.239cm">
          <draw:text-box>
            <text:p><text:span text:style-name="T15">Figure:</text:span></text:p>
          </draw:text-box>
        </draw:frame>
        <draw:custom-shape draw:style-name="gr86" draw:text-style-name="P14" draw:layer="layout" svg:width="15.494cm" svg:height="5.588cm" svg:x="3.032cm" svg:y="12.303cm">
          <text:p text:style-name="P9"><text:span text:style-name="T2">Authoration method</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87" draw:text-style-name="P4" draw:layer="layout" svg:width="19.59cm" svg:height="2.638cm" svg:x="1cm" svg:y="1.029cm">
          <draw:text-box>
            <text:p text:style-name="P2"><text:span text:style-name="T1">Service </text:span><text:span text:style-name="T1">Modur</text:span><text:span text:style-name="T1">e 1</text:span></text:p>
          </draw:text-box>
        </draw:frame>
        <draw:custom-shape draw:style-name="gr88" draw:text-style-name="P8" draw:layer="layout" svg:width="17.464cm" svg:height="15.748cm" svg:x="2.016cm" svg:y="10.525cm">
          <text:p text:style-name="P2"><text:span text:style-name="T2">service Modure</text:span></text:p>
          <draw:enhanced-geometry svg:viewBox="0 0 21600 21600" draw:type="rectangle" draw:enhanced-path="M 0 0 L 21600 0 21600 21600 0 21600 0 0 Z N"/>
        </draw:custom-shape>
        <draw:custom-shape draw:style-name="gr89" draw:text-style-name="P16" draw:layer="layout" svg:width="16.51cm" svg:height="14.224cm" svg:x="2.524cm" svg:y="11.541cm">
          <text:p text:style-name="P2"><text:span text:style-name="T2">Service Obj(coregateway) (export)</text:span></text:p>
          <draw:enhanced-geometry svg:viewBox="0 0 21600 21600" draw:type="rectangle" draw:enhanced-path="M 0 0 L 21600 0 21600 21600 0 21600 0 0 Z N"/>
        </draw:custom-shape>
        <draw:frame draw:style-name="gr90" draw:text-style-name="P17" draw:layer="layout" svg:width="19.59cm" svg:height="4.318cm" svg:x="1cm" svg:y="3.794cm">
          <draw:text-box>
            <text:p><text:span text:style-name="T8">Objective: </text:span><text:span text:style-name="T15">provide </text:span><text:span text:style-name="T15">and </text:span><text:span text:style-name="T15">mange </text:span><text:span text:style-name="T15">service </text:span><text:span text:style-name="T15">api, and </text:span><text:span text:style-name="T15">route the </text:span><text:span text:style-name="T15">messages </text:span><text:span text:style-name="T15">on internet</text:span></text:p>
          </draw:text-box>
        </draw:frame>
        <draw:frame draw:style-name="gr91" draw:text-style-name="P17" draw:layer="layout" svg:width="19.59cm" svg:height="1.016cm" svg:x="1cm" svg:y="8.239cm">
          <draw:text-box>
            <text:p><text:span text:style-name="T15">Figure:</text:span></text:p>
          </draw:text-box>
        </draw:frame>
        <draw:custom-shape draw:style-name="gr92" draw:text-style-name="P14" draw:layer="layout" svg:width="2.989cm" svg:height="5.588cm" svg:x="2.837cm" svg:y="12.303cm">
          <text:p text:style-name="P9"><text:span text:style-name="T2">Variables </text:span></text:p>
          <draw:enhanced-geometry svg:viewBox="0 0 21600 21600" draw:mirror-horizontal="false" draw:mirror-vertical="false" draw:type="rectangle" draw:enhanced-path="M 0 0 L 21600 0 21600 21600 0 21600 0 0 Z N"/>
        </draw:custom-shape>
        <draw:custom-shape draw:style-name="gr93" draw:text-style-name="P13" draw:layer="layout" svg:width="2.259cm" svg:height="0.889cm" svg:x="3.032cm" svg:y="13.127cm">
          <text:p text:style-name="P2"><text:span text:style-name="T3">_services</text:span></text:p>
          <draw:enhanced-geometry svg:viewBox="0 0 21600 21600" draw:mirror-horizontal="false" draw:mirror-vertical="false" draw:type="rectangle" draw:enhanced-path="M 0 0 L 21600 0 21600 21600 0 21600 0 0 Z N"/>
        </draw:custom-shape>
        <draw:custom-shape draw:style-name="gr94" draw:text-style-name="P13" draw:layer="layout" svg:width="2.259cm" svg:height="0.889cm" svg:x="3.059cm" svg:y="14.25cm">
          <text:p/>
          <draw:enhanced-geometry svg:viewBox="0 0 21600 21600" draw:mirror-horizontal="false" draw:mirror-vertical="false" draw:type="rectangle" draw:enhanced-path="M 0 0 L 21600 0 21600 21600 0 21600 0 0 Z N"/>
        </draw:custom-shape>
        <draw:custom-shape draw:style-name="gr94" draw:text-style-name="P13" draw:layer="layout" svg:width="2.259cm" svg:height="0.889cm" svg:x="3.059cm" svg:y="15.413cm">
          <text:p/>
          <draw:enhanced-geometry svg:viewBox="0 0 21600 21600" draw:mirror-horizontal="false" draw:mirror-vertical="false" draw:type="rectangle" draw:enhanced-path="M 0 0 L 21600 0 21600 21600 0 21600 0 0 Z N"/>
        </draw:custom-shape>
        <draw:custom-shape draw:style-name="gr95" draw:text-style-name="P11" draw:layer="layout" svg:width="11.811cm" svg:height="3.175cm" svg:x="6.207cm" svg:y="12.303cm">
          <text:p text:style-name="P9"><text:span text:style-name="T2">Service(servicename) Obj</text:span></text:p>
          <draw:enhanced-geometry svg:viewBox="0 0 21600 21600" draw:mirror-horizontal="false" draw:mirror-vertical="false" draw:type="rectangle" draw:enhanced-path="M 0 0 L 21600 0 21600 21600 0 21600 0 0 Z N"/>
        </draw:custom-shape>
        <draw:custom-shape draw:style-name="gr96" draw:text-style-name="P21" draw:layer="layout" svg:width="2.921cm" svg:height="1.905cm" svg:x="6.461cm" svg:y="13.192cm">
          <text:p text:style-name="P9"><text:span text:style-name="T13">Variables </text:span></text:p>
          <text:p text:style-name="P9"><text:span text:style-name="T14">_serviceprofile</text:span></text:p>
          <text:p text:style-name="P9"><text:span text:style-name="T14">_servicesokect</text:span></text:p>
          <text:p text:style-name="P9"><text:span text:style-name="T14">_serviceprevidege</text:span></text:p>
          <text:p text:style-name="P9"><text:span text:style-name="T14">_serviceexc</text:span></text:p>
          <draw:enhanced-geometry svg:viewBox="0 0 21600 21600" draw:type="rectangle" draw:enhanced-path="M 0 0 L 21600 0 21600 21600 0 21600 0 0 Z N"/>
        </draw:custom-shape>
        <draw:custom-shape draw:style-name="gr97" draw:text-style-name="P22" draw:layer="layout" svg:width="5.842cm" svg:height="1.905cm" svg:x="9.763cm" svg:y="13.192cm">
          <text:p text:style-name="P9"><text:span text:style-name="T13">Methods</text:span></text:p>
          <text:p text:style-name="P9"><text:span text:style-name="T3">launch()</text:span></text:p>
          <text:p text:style-name="P9"><text:span text:style-name="T3">setupsocket(SSocket)</text:span></text:p>
          <text:p text:style-name="P9"><text:span text:style-name="T3">setupexec(path)</text:span></text:p>
          <text:p text:style-name="P9"><text:span text:style-name="T16">onSSMessage(handler(clientprofile, </text:span><text:span text:style-name="T3">data))</text:span></text:p>
          <text:p text:style-name="P9"><text:span text:style-name="T3"/></text:p>
          <draw:enhanced-geometry svg:viewBox="0 0 21600 21600" draw:type="rectangle" draw:enhanced-path="M 0 0 L 21600 0 21600 21600 0 21600 0 0 Z N"/>
        </draw:custom-shape>
        <draw:custom-shape draw:style-name="gr98" draw:text-style-name="P11" draw:layer="layout" svg:width="11.811cm" svg:height="4.953cm" svg:x="6.207cm" svg:y="15.799cm">
          <text:p text:style-name="P9"><text:span text:style-name="T2">ServiceSocket() Obj</text:span></text:p>
          <draw:enhanced-geometry svg:viewBox="0 0 21600 21600" draw:mirror-horizontal="false" draw:mirror-vertical="false" draw:type="rectangle" draw:enhanced-path="M 0 0 L 21600 0 21600 21600 0 21600 0 0 Z N"/>
        </draw:custom-shape>
        <draw:custom-shape draw:style-name="gr49" draw:text-style-name="P21" draw:layer="layout" svg:width="2.921cm" svg:height="3.048cm" svg:x="6.588cm" svg:y="16.815cm">
          <text:p text:style-name="P9"><text:span text:style-name="T13">Variables </text:span></text:p>
          <text:p text:style-name="P9"><text:span text:style-name="T16">_</text:span><text:span text:style-name="T14">SendHadler</text:span></text:p>
          <text:p text:style-name="P9"><text:span text:style-name="T14">_mode</text:span></text:p>
          <draw:enhanced-geometry svg:viewBox="0 0 21600 21600" draw:type="rectangle" draw:enhanced-path="M 0 0 L 21600 0 21600 21600 0 21600 0 0 Z N"/>
        </draw:custom-shape>
        <draw:custom-shape draw:style-name="gr99" draw:text-style-name="P22" draw:layer="layout" svg:width="7.874cm" svg:height="3.048cm" svg:x="9.89cm" svg:y="16.815cm">
          <text:p text:style-name="P9"><text:span text:style-name="T13">Methods</text:span></text:p>
          <text:p text:style-name="P9"><text:span text:style-name="T3">launch()</text:span></text:p>
          <text:p text:style-name="P9"><text:span text:style-name="T3">setup(SendHadler(clientprofile, data), mode)</text:span></text:p>
          <text:p text:style-name="P9"><text:span text:style-name="T16">send(clientprofile, data</text:span><text:span text:style-name="T3">)</text:span></text:p>
          <text:p text:style-name="P9"><text:span text:style-name="T3">onData(clientprofile, data)</text:span></text:p>
          <text:p text:style-name="P9"><text:span text:style-name="T3"/></text:p>
          <draw:enhanced-geometry svg:viewBox="0 0 21600 21600" draw:type="rectangle" draw:enhanced-path="M 0 0 L 21600 0 21600 21600 0 21600 0 0 Z N"/>
        </draw:custom-shape>
        <draw:custom-shape draw:style-name="gr100" draw:text-style-name="P11" draw:layer="layout" svg:width="11.811cm" svg:height="4.087cm" svg:x="6.208cm" svg:y="21.066cm">
          <text:p text:style-name="P9"><text:span text:style-name="T2">ClientProfile() Obj</text:span></text:p>
          <draw:enhanced-geometry svg:viewBox="0 0 21600 21600" draw:mirror-horizontal="false" draw:mirror-vertical="false" draw:type="rectangle" draw:enhanced-path="M 0 0 L 21600 0 21600 21600 0 21600 0 0 Z N"/>
        </draw:custom-shape>
        <draw:custom-shape draw:style-name="gr101" draw:text-style-name="P21" draw:layer="layout" svg:width="2.921cm" svg:height="2.515cm" svg:x="6.589cm" svg:y="21.904cm">
          <text:p text:style-name="P9"><text:span text:style-name="T13">Variables </text:span></text:p>
          <text:p text:style-name="P9"><text:span text:style-name="T16">_connprofile</text:span></text:p>
          <text:p text:style-name="P9"><text:span text:style-name="T14">_userprofile</text:span></text:p>
          <draw:enhanced-geometry svg:viewBox="0 0 21600 21600" draw:type="rectangle" draw:enhanced-path="M 0 0 L 21600 0 21600 21600 0 21600 0 0 Z N"/>
        </draw:custom-shape>
        <draw:custom-shape draw:style-name="gr102" draw:text-style-name="P22" draw:layer="layout" svg:width="7.874cm" svg:height="2.515cm" svg:x="9.891cm" svg:y="21.904cm">
          <text:p text:style-name="P9"><text:span text:style-name="T13">Methods</text:span></text:p>
          <text:p text:style-name="P9"><text:span text:style-name="T3">getUsername()</text:span></text:p>
          <text:p text:style-name="P9"><text:span text:style-name="T3">get</text:span></text:p>
          <draw:enhanced-geometry svg:viewBox="0 0 21600 21600" draw:type="rectangle" draw:enhanced-path="M 0 0 L 21600 0 21600 21600 0 21600 0 0 Z N"/>
        </draw:custom-shape>
        <draw:custom-shape draw:style-name="gr92" draw:text-style-name="P14" draw:layer="layout" svg:width="2.989cm" svg:height="5.588cm" svg:x="2.837cm" svg:y="18.78cm">
          <text:p text:style-name="P9"><text:span text:style-name="T2">Methods </text:span></text:p>
          <draw:enhanced-geometry svg:viewBox="0 0 21600 21600" draw:mirror-horizontal="false" draw:mirror-vertical="false" draw:type="rectangle" draw:enhanced-path="M 0 0 L 21600 0 21600 21600 0 21600 0 0 Z N"/>
        </draw:custom-shape>
        <draw:custom-shape draw:style-name="gr103" draw:text-style-name="P13" draw:layer="layout" svg:width="2.54cm" svg:height="0.889cm" svg:x="3.005cm" svg:y="19.604cm">
          <text:p text:style-name="P2"><text:span text:style-name="T3">ServiceCallHadnler</text:span></text:p>
          <text:p text:style-name="P2"><text:span text:style-name="T3">(Connprofile, Data)</text:span></text:p>
          <draw:enhanced-geometry svg:viewBox="0 0 21600 21600" draw:mirror-horizontal="false" draw:mirror-vertical="false" draw:type="rectangle" draw:enhanced-path="M 0 0 L 21600 0 21600 21600 0 21600 0 0 Z N"/>
        </draw:custom-shape>
        <draw:custom-shape draw:style-name="gr104" draw:text-style-name="P13" draw:layer="layout" svg:width="2.513cm" svg:height="0.889cm" svg:x="3.059cm" svg:y="20.727cm">
          <text:p/>
          <draw:enhanced-geometry svg:viewBox="0 0 21600 21600" draw:mirror-horizontal="false" draw:mirror-vertical="false" draw:type="rectangle" draw:enhanced-path="M 0 0 L 21600 0 21600 21600 0 21600 0 0 Z N"/>
        </draw:custom-shape>
        <draw:custom-shape draw:style-name="gr104" draw:text-style-name="P13" draw:layer="layout" svg:width="2.513cm" svg:height="0.889cm" svg:x="3.059cm" svg:y="21.89cm">
          <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105" draw:text-style-name="P4" draw:layer="layout" svg:width="19.59cm" svg:height="2.638cm" svg:x="1cm" svg:y="1.029cm">
          <draw:text-box>
            <text:p text:style-name="P2"><text:span text:style-name="T1">Service </text:span><text:span text:style-name="T1">Modur</text:span><text:span text:style-name="T1">e 2</text:span></text:p>
          </draw:text-box>
        </draw:frame>
        <draw:custom-shape draw:style-name="gr106" draw:text-style-name="P8" draw:layer="layout" svg:width="17.464cm" svg:height="15.748cm" svg:x="2.016cm" svg:y="10.525cm">
          <text:p text:style-name="P2"><text:span text:style-name="T2">service Modure</text:span></text:p>
          <draw:enhanced-geometry svg:viewBox="0 0 21600 21600" draw:type="rectangle" draw:enhanced-path="M 0 0 L 21600 0 21600 21600 0 21600 0 0 Z N"/>
        </draw:custom-shape>
        <draw:custom-shape draw:style-name="gr107" draw:text-style-name="P16" draw:layer="layout" svg:width="16.51cm" svg:height="14.224cm" svg:x="2.524cm" svg:y="11.541cm">
          <text:p text:style-name="P2"><text:span text:style-name="T2">Service Obj(coregateway) (export)</text:span></text:p>
          <draw:enhanced-geometry svg:viewBox="0 0 21600 21600" draw:type="rectangle" draw:enhanced-path="M 0 0 L 21600 0 21600 21600 0 21600 0 0 Z N"/>
        </draw:custom-shape>
        <draw:frame draw:style-name="gr108" draw:text-style-name="P17" draw:layer="layout" svg:width="19.59cm" svg:height="4.318cm" svg:x="1cm" svg:y="3.794cm">
          <draw:text-box>
            <text:p><text:span text:style-name="T8">Objective: </text:span><text:span text:style-name="T15">provide </text:span><text:span text:style-name="T15">and </text:span><text:span text:style-name="T15">mange </text:span><text:span text:style-name="T15">service </text:span><text:span text:style-name="T15">api, and </text:span><text:span text:style-name="T15">route the </text:span><text:span text:style-name="T15">messages </text:span><text:span text:style-name="T15">on internet</text:span></text:p>
          </draw:text-box>
        </draw:frame>
        <draw:frame draw:style-name="gr109" draw:text-style-name="P17" draw:layer="layout" svg:width="19.59cm" svg:height="1.016cm" svg:x="1cm" svg:y="8.239cm">
          <draw:text-box>
            <text:p><text:span text:style-name="T15">Figure:</text:span></text:p>
          </draw:text-box>
        </draw:frame>
        <draw:custom-shape draw:style-name="gr110" draw:text-style-name="P11" draw:layer="layout" svg:width="14.478cm" svg:height="3.175cm" svg:x="3.54cm" svg:y="12.303cm">
          <text:p text:style-name="P9"><text:span text:style-name="T2">ClientProfile Obj</text:span></text:p>
          <draw:enhanced-geometry svg:viewBox="0 0 21600 21600" draw:mirror-horizontal="false" draw:mirror-vertical="false" draw:type="rectangle" draw:enhanced-path="M 0 0 L 21600 0 21600 21600 0 21600 0 0 Z N"/>
        </draw:custom-shape>
        <draw:custom-shape draw:style-name="gr111" draw:text-style-name="P21" draw:layer="layout" svg:width="3.581cm" svg:height="1.905cm" svg:x="3.851cm" svg:y="13.192cm">
          <text:p text:style-name="P9"><text:span text:style-name="T13">Variables </text:span></text:p>
          <text:p text:style-name="P9"><text:span text:style-name="T14">_serviceprofile</text:span></text:p>
          <text:p text:style-name="P9"><text:span text:style-name="T14">_servicesokect</text:span></text:p>
          <text:p text:style-name="P9"><text:span text:style-name="T14">_serviceprevidege</text:span></text:p>
          <text:p text:style-name="P9"><text:span text:style-name="T14">_serviceexc</text:span></text:p>
          <draw:enhanced-geometry svg:viewBox="0 0 21600 21600" draw:mirror-horizontal="false" draw:mirror-vertical="false" draw:type="rectangle" draw:enhanced-path="M 0 0 L 21600 0 21600 21600 0 21600 0 0 Z N"/>
        </draw:custom-shape>
        <draw:custom-shape draw:style-name="gr112" draw:text-style-name="P22" draw:layer="layout" svg:width="7.161cm" svg:height="1.905cm" svg:x="7.899cm" svg:y="13.192cm">
          <text:p text:style-name="P9"><text:span text:style-name="T13">Methods</text:span></text:p>
          <text:p text:style-name="P9"><text:span text:style-name="T3">launch()</text:span></text:p>
          <text:p text:style-name="P9"><text:span text:style-name="T3">setupsocket(SSocket)</text:span></text:p>
          <text:p text:style-name="P9"><text:span text:style-name="T3">setupexec(path)</text:span></text:p>
          <text:p text:style-name="P9"><text:span text:style-name="T16">onSSMessage(handler(clientprofile, </text:span><text:span text:style-name="T3">data))</text:span></text:p>
          <text:p text:style-name="P9"><text:span text:style-name="T3"/></text:p>
          <draw:enhanced-geometry svg:viewBox="0 0 21600 21600" draw:mirror-horizontal="false" draw:mirror-vertical="false" draw:type="rectangle" draw:enhanced-path="M 0 0 L 21600 0 21600 21600 0 21600 0 0 Z N"/>
        </draw:custom-shape>
        <draw:custom-shape draw:style-name="gr113" draw:text-style-name="P11" draw:layer="layout" svg:width="14.478cm" svg:height="4.953cm" svg:x="3.54cm" svg:y="15.799cm">
          <text:p text:style-name="P9"><text:span text:style-name="T2">ServiceClientSocket() Obj</text:span></text:p>
          <draw:enhanced-geometry svg:viewBox="0 0 21600 21600" draw:mirror-horizontal="false" draw:mirror-vertical="false" draw:type="rectangle" draw:enhanced-path="M 0 0 L 21600 0 21600 21600 0 21600 0 0 Z N"/>
        </draw:custom-shape>
        <draw:custom-shape draw:style-name="gr114" draw:text-style-name="P21" draw:layer="layout" svg:width="3.581cm" svg:height="3.048cm" svg:x="4.007cm" svg:y="16.815cm">
          <text:p text:style-name="P9"><text:span text:style-name="T13">Variables </text:span></text:p>
          <text:p text:style-name="P9"><text:span text:style-name="T16">_</text:span><text:span text:style-name="T14">SendHadler</text:span></text:p>
          <text:p text:style-name="P9"><text:span text:style-name="T14">_mode</text:span></text:p>
          <draw:enhanced-geometry svg:viewBox="0 0 21600 21600" draw:mirror-horizontal="false" draw:mirror-vertical="false" draw:type="rectangle" draw:enhanced-path="M 0 0 L 21600 0 21600 21600 0 21600 0 0 Z N"/>
        </draw:custom-shape>
        <draw:custom-shape draw:style-name="gr115" draw:text-style-name="P22" draw:layer="layout" svg:width="9.651cm" svg:height="3.048cm" svg:x="8.055cm" svg:y="16.815cm">
          <text:p text:style-name="P9"><text:span text:style-name="T13">Methods</text:span></text:p>
          <text:p text:style-name="P9"><text:span text:style-name="T3">launch()</text:span></text:p>
          <text:p text:style-name="P9"><text:span text:style-name="T3">setup(SendHadler(clientprofile, data), mode)</text:span></text:p>
          <text:p text:style-name="P9"><text:span text:style-name="T16">send(clientprofile, data</text:span><text:span text:style-name="T3">)</text:span></text:p>
          <text:p text:style-name="P9"><text:span text:style-name="T3">onData(clientprofile, data)</text:span></text:p>
          <text:p text:style-name="P9"><text:span text:style-name="T3"/></text:p>
          <draw:enhanced-geometry svg:viewBox="0 0 21600 21600" draw:mirror-horizontal="false" draw:mirror-vertical="false" draw:type="rectangle" draw:enhanced-path="M 0 0 L 21600 0 21600 21600 0 21600 0 0 Z N"/>
        </draw:custom-shape>
        <draw:custom-shape draw:style-name="gr116" draw:text-style-name="P11" draw:layer="layout" svg:width="14.478cm" svg:height="4.087cm" svg:x="3.541cm" svg:y="21.066cm">
          <text:p text:style-name="P9"><text:span text:style-name="T2">ServiceProfile() Obj</text:span></text:p>
          <draw:enhanced-geometry svg:viewBox="0 0 21600 21600" draw:mirror-horizontal="false" draw:mirror-vertical="false" draw:type="rectangle" draw:enhanced-path="M 0 0 L 21600 0 21600 21600 0 21600 0 0 Z N"/>
        </draw:custom-shape>
        <draw:custom-shape draw:style-name="gr117" draw:text-style-name="P21" draw:layer="layout" svg:width="3.581cm" svg:height="2.515cm" svg:x="4.008cm" svg:y="21.904cm">
          <text:p text:style-name="P9"><text:span text:style-name="T13">Variables </text:span></text:p>
          <text:p text:style-name="P9"><text:span text:style-name="T16">_</text:span><text:span text:style-name="T14">SendHadler</text:span></text:p>
          <text:p text:style-name="P9"><text:span text:style-name="T14">_mode</text:span></text:p>
          <draw:enhanced-geometry svg:viewBox="0 0 21600 21600" draw:mirror-horizontal="false" draw:mirror-vertical="false" draw:type="rectangle" draw:enhanced-path="M 0 0 L 21600 0 21600 21600 0 21600 0 0 Z N"/>
        </draw:custom-shape>
        <draw:custom-shape draw:style-name="gr118" draw:text-style-name="P22" draw:layer="layout" svg:width="9.652cm" svg:height="2.515cm" svg:x="8.056cm" svg:y="21.904cm">
          <text:p text:style-name="P9"><text:span text:style-name="T13">Methods</text:span></text:p>
          <text:p text:style-name="P9"><text:span text:style-name="T3">launch()</text:span></text:p>
          <text:p text:style-name="P9"><text:span text:style-name="T3">setup(SendHadler(clientprofile, data), mode)</text:span></text:p>
          <text:p text:style-name="P9"><text:span text:style-name="T16">send(clientprofile, data</text:span><text:span text:style-name="T3">)</text:span></text:p>
          <text:p text:style-name="P9"><text:span text:style-name="T3">onData(clientprofile, data)</text:span></text:p>
          <text:p text:style-name="P9"><text:span text:style-name="T3"/></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119" draw:text-style-name="P1" draw:layer="layout" svg:width="4.228cm" svg:height="1.057cm" svg:x="8.965cm" svg:y="25.345cm">
          <draw:image xlink:href="Pictures/100000000000009F000000283403C783C0DCC4A4.jpg" xlink:type="simple" xlink:show="embed" xlink:actuate="onLoad">
            <text:p/>
          </draw:image>
        </draw:frame>
        <draw:frame draw:style-name="gr120" draw:text-style-name="P7" draw:layer="layout" svg:width="19.59cm" svg:height="3.556cm" svg:x="1cm" svg:y="12.684cm">
          <draw:text-box>
            <text:p text:style-name="P6"><text:span text:style-name="T1">Clients</text:span><text:span text:style-name="T1">ide </text:span><text:span text:style-name="T1">modur</text:span><text:span text:style-name="T1">e</text:span></text:p>
          </draw:text-box>
        </draw:frame>
      </draw:page>
      <draw:page draw:name="page17" draw:style-name="dp1" draw:master-page-name="Default"/>
      <draw:page draw:name="page18" draw:style-name="dp1" draw:master-page-name="Default">
        <draw:frame draw:style-name="gr121" draw:text-style-name="P1" draw:layer="layout" svg:width="4.228cm" svg:height="1.057cm" svg:x="8.965cm" svg:y="25.345cm">
          <draw:image xlink:href="Pictures/100000000000009F000000283403C783C0DCC4A4.jpg" xlink:type="simple" xlink:show="embed" xlink:actuate="onLoad">
            <text:p/>
          </draw:image>
        </draw:frame>
        <draw:frame draw:style-name="gr2" draw:text-style-name="P7" draw:layer="layout" svg:width="19.59cm" svg:height="3.556cm" svg:x="1cm" svg:y="12.684cm">
          <draw:text-box>
            <text:p text:style-name="P6"><text:span text:style-name="T1">Service</text:span><text:span text:style-name="T1">, </text:span><text:span text:style-name="T1">Service</text:span><text:span text:style-name="T1">socket </text:span><text:span text:style-name="T1">and </text:span><text:span text:style-name="T1">API</text:span></text:p>
          </draw:text-box>
        </draw:frame>
      </draw:page>
      <draw:page draw:name="page19" draw:style-name="dp1" draw:master-page-name="Default">
        <draw:frame draw:style-name="gr3" draw:text-style-name="P4" draw:layer="layout" svg:width="19.59cm" svg:height="2.638cm" svg:x="1cm" svg:y="1.029cm">
          <draw:text-box>
            <text:p text:style-name="P2"><text:span text:style-name="T1">Explain</text:span><text:span text:style-name="T1">ation </text:span><text:span text:style-name="T1">of how </text:span><text:span text:style-name="T1">service </text:span><text:span text:style-name="T1">work</text:span></text:p>
          </draw:text-box>
        </draw:frame>
        <draw:frame draw:style-name="gr4" draw:text-style-name="P5" draw:layer="layout" svg:width="19.59cm" svg:height="25.13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NSd(NOOXY Service deamon))-- …</text:p>
            <text:p text:style-name="P24"><text:tab/>|--(services)--|--(services_A)--|--(entry.js)</text:p>
            <text:p text:style-name="P24"><text:span text:style-name="T8"><text:tab/></text:span><text:span text:style-name="T8">|</text:span><text:span text:style-name="T8"><text:tab/></text:span><text:span text:style-name="T8"><text:tab/></text:span><text:span text:style-name="T8"><text:tab/></text:span><text:span text:style-name="T8">|</text:span>--(services_B)--|--(entry.js)</text:p>
            <text:p text:style-name="P24"><text:tab/>|--(service_files)-- ...</text:p>
            <text:p><text:tab/>|--(launch.js)</text:p>
            <text:p/>
            <text:p>After the core finish navigating the directories under “services”. It will call the entry.js and call it’s function “start()” and pass API parameter in to start() function. Below show how the “entry.js” file might be.</text:p>
            <text:p/>
            <text:p>In entry.js</text:p>
            <text:p/>
            <text:p><text:tab/>function start(api) {</text:p>
            <text:p><text:tab/><text:tab/>let ss = api.Service.ServiceSocket</text:p>
            <text:p><text:tab/><text:tab/>ss.onMessage = function(ConnProfile, Message) {</text:p>
            <text:p><text:tab/><text:tab/><text:tab/>// do somthing</text:p>
            <text:p><text:tab/><text:tab/>}</text:p>
            <text:p/>
            <text:p><text:tab/><text:tab/>ss.sendMessage(ConnProfile, “NSF is cool!”);</text:p>
            <text:p><text:tab/><text:tab/>// do something with api</text:p>
            <text:p><text:tab/>} </text:p>
            <text:p/>
            <text:p><text:tab/>module.exports = start</text:p>
            <text:p/>
            <text:p/>
            <text:p/>
            <text:p/>
            <text:p/>
          </draw:text-box>
        </draw:frame>
      </draw:page>
      <draw:page draw:name="page20" draw:style-name="dp1" draw:master-page-name="Default">
        <draw:frame draw:style-name="gr3" draw:text-style-name="P4" draw:layer="layout" svg:width="19.59cm" svg:height="2.638cm" svg:x="1cm" svg:y="1.029cm">
          <draw:text-box>
            <text:p text:style-name="P2"><text:span text:style-name="T1">Service API list</text:span></text:p>
          </draw:text-box>
        </draw:frame>
        <draw:frame draw:style-name="gr4" draw:text-style-name="P5" draw:layer="layout" svg:width="19.59cm" svg:height="23.146cm" svg:x="1cm" svg:y="3.794cm">
          <draw:text-box>
            <text:p>Api.Service.ServiceSocket.onMessage</text:p>
            <text:p>Api.Service.ServiceSocket.sendMessage</text:p>
            <text:p text:style-name="P24">Api.Service.ServiceSocket.onBytes</text:p>
            <text:p><text:span text:style-name="T8">Api.Service.ServiceSocket.send</text:span>Bytes</text:p>
            <text:p text:style-name="P24">Api.Service.ActivitySocket.onMessage</text:p>
            <text:p text:style-name="P24"><text:span text:style-name="T8">Api.Service.</text:span>ActivitySocket.sendMessage</text:p>
            <text:p text:style-name="P24"><text:span text:style-name="T8">Api.Service.</text:span>ActivitySocket.onBytes</text:p>
            <text:p><text:span text:style-name="T8">Api.Service.ActivitySocket.send</text:span>Bytes</text:p>
            <text:p><text:span text:style-name="T8">Api.Authoration.Authby.ClientPa</text:span><text:span text:style-name="T8">ssword</text:span></text:p>
            <text:p><text:span text:style-name="T8">Api.Authoration.Authby.ClientAct</text:span><text:span text:style-name="T8">ion</text:span></text:p>
            <text:p><text:span text:style-name="T8">Api.Authoration.Authby.ClientTok</text:span><text:span text:style-name="T8">en</text:span></text:p>
            <text:p><text:span text:style-name="T8">Api.System.shutdown</text:span></text:p>
            <text:p><text:span text:style-name="T8">Api.System.restart</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4-10T18:14:56.957560825</dc:date>
    <meta:editing-duration>P6DT4H54M26S</meta:editing-duration>
    <meta:editing-cycles>210</meta:editing-cycles>
    <meta:generator>LibreOffice/6.0.3.2$Linux_X86_64 LibreOffice_project/00m0$Build-2</meta:generator>
    <meta:document-statistic meta:object-count="230"/>
  </office:meta>
</office:document-meta>
</file>